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ato" svg:font-family="Lato" style:font-pitch="variable"/>
    <style:font-face style:name="Lato Black" svg:font-family="'Lato Black'"/>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9.001cm" fo:margin-left="0cm" table:align="left" fo:background-color="transparent">
        <style:background-image/>
      </style:table-properties>
    </style:style>
    <style:style style:name="Table2.A" style:family="table-column">
      <style:table-column-properties style:column-width="8.504cm"/>
    </style:style>
    <style:style style:name="Table2.B" style:family="table-column">
      <style:table-column-properties style:column-width="1.782cm"/>
    </style:style>
    <style:style style:name="Table2.C" style:family="table-column">
      <style:table-column-properties style:column-width="2.6cm"/>
    </style:style>
    <style:style style:name="Table2.D" style:family="table-column">
      <style:table-column-properties style:column-width="2.82cm"/>
    </style:style>
    <style:style style:name="Table2.E" style:family="table-column">
      <style:table-column-properties style:column-width="3.295cm"/>
    </style:style>
    <style:style style:name="Table2.1" style:family="table-row">
      <style:table-row-properties style:min-row-height="1cm"/>
    </style:style>
    <style:style style:name="Table2.A1" style:family="table-cell">
      <style:table-cell-properties style:vertical-align="middle" fo:background-color="#2f3339" fo:padding="0.3cm" fo:border-left="0.5pt solid #2f3339" fo:border-right="none" fo:border-top="0.5pt solid #2f3339" fo:border-bottom="0.5pt solid #2f3339">
        <style:background-image/>
      </style:table-cell-properties>
    </style:style>
    <style:style style:name="Table2.E1" style:family="table-cell">
      <style:table-cell-properties style:vertical-align="middle" fo:background-color="#2f3339" fo:padding="0.3cm" fo:border="0.5pt solid #2f3339">
        <style:background-image/>
      </style:table-cell-properties>
    </style:style>
    <style:style style:name="Table2.A2" style:family="table-cell">
      <style:table-cell-properties fo:padding="0cm" fo:border="none"/>
    </style:style>
    <style:style style:name="Table2.B2" style:family="table-cell">
      <style:table-cell-properties fo:padding="0cm" fo:border="none"/>
    </style:style>
    <style:style style:name="Table2.C2" style:family="table-cell">
      <style:table-cell-properties fo:padding="0cm" fo:border="none"/>
    </style:style>
    <style:style style:name="Table2.D2" style:family="table-cell">
      <style:table-cell-properties fo:padding="0cm" fo:border="none"/>
    </style:style>
    <style:style style:name="Table2.E2" style:family="table-cell">
      <style:table-cell-properties fo:padding="0cm" fo:border="none"/>
    </style:style>
    <style:style style:name="Table2.3" style:family="table-row">
      <style:table-row-properties style:min-row-height="0.476cm" fo:background-color="transparent">
        <style:background-image/>
      </style:table-row-properties>
    </style:style>
    <style:style style:name="Table2.A3" style:family="table-cell">
      <style:table-cell-properties fo:background-color="transparent" fo:padding="0cm" fo:border="none">
        <style:background-image/>
      </style:table-cell-properties>
    </style:style>
    <style:style style:name="Table2.B3" style:family="table-cell">
      <style:table-cell-properties fo:background-color="transparent" fo:padding="0cm" fo:border="none">
        <style:background-image/>
      </style:table-cell-properties>
    </style:style>
    <style:style style:name="Table2.C3" style:family="table-cell">
      <style:table-cell-properties fo:background-color="transparent" fo:padding="0cm" fo:border="none">
        <style:background-image/>
      </style:table-cell-properties>
    </style:style>
    <style:style style:name="Table2.D3" style:family="table-cell">
      <style:table-cell-properties fo:background-color="transparent" fo:padding="0cm" fo:border="none">
        <style:background-image/>
      </style:table-cell-properties>
    </style:style>
    <style:style style:name="Table2.E3" style:family="table-cell">
      <style:table-cell-properties fo:background-color="transparent" fo:padding="0cm" fo:border="none">
        <style:background-image/>
      </style:table-cell-properties>
    </style:style>
    <style:style style:name="Table2.4" style:family="table-row">
      <style:table-row-properties style:min-row-height="1.101cm"/>
    </style:style>
    <style:style style:name="Table2.A4" style:family="table-cell">
      <style:table-cell-properties fo:background-color="#ffffff" fo:padding="0.3cm" fo:border-left="none" fo:border-right="1.5pt solid #fbbfaf" fo:border-top="none" fo:border-bottom="1.5pt solid #fbbfaf">
        <style:background-image/>
      </style:table-cell-properties>
    </style:style>
    <style:style style:name="Table2.B4" style:family="table-cell">
      <style:table-cell-properties style:vertical-align="middle" fo:background-color="#ffffff" fo:padding="0.3cm" fo:border-left="none" fo:border-right="1.5pt solid #fbbfaf" fo:border-top="none" fo:border-bottom="1.5pt solid #fbbfaf">
        <style:background-image/>
      </style:table-cell-properties>
    </style:style>
    <style:style style:name="Table2.E4" style:family="table-cell">
      <style:table-cell-properties style:vertical-align="middle" fo:background-color="#ffffff" fo:padding="0.3cm" fo:border-left="none" fo:border-right="none" fo:border-top="none" fo:border-bottom="1.5pt solid #fbbfaf">
        <style:background-image/>
      </style:table-cell-properties>
    </style:style>
    <style:style style:name="Table2.A5" style:family="table-cell">
      <style:table-cell-properties fo:padding="0cm" fo:border="none"/>
    </style:style>
    <style:style style:name="Table2.B5" style:family="table-cell">
      <style:table-cell-properties fo:padding="0cm" fo:border="none"/>
    </style:style>
    <style:style style:name="Table2.C5" style:family="table-cell">
      <style:table-cell-properties fo:padding="0cm" fo:border="none"/>
    </style:style>
    <style:style style:name="Table2.D5" style:family="table-cell">
      <style:table-cell-properties fo:padding="0cm" fo:border="none"/>
    </style:style>
    <style:style style:name="Table2.E5" style:family="table-cell">
      <style:table-cell-properties fo:padding="0cm" fo:border="none"/>
    </style:style>
    <style:style style:name="Table2.A6" style:family="table-cell">
      <style:table-cell-properties fo:padding="0cm" fo:border="none"/>
    </style:style>
    <style:style style:name="Table2.B6" style:family="table-cell">
      <style:table-cell-properties fo:padding="0cm" fo:border="none"/>
    </style:style>
    <style:style style:name="Table2.C6" style:family="table-cell">
      <style:table-cell-properties fo:padding="0cm" fo:border="none"/>
    </style:style>
    <style:style style:name="Table2.D6" style:family="table-cell">
      <style:table-cell-properties fo:padding="0cm" fo:border="none"/>
    </style:style>
    <style:style style:name="Table2.E6" style:family="table-cell">
      <style:table-cell-properties fo:padding="0cm" fo:border="none"/>
    </style:style>
    <style:style style:name="Table2.7" style:family="table-row">
      <style:table-row-properties style:min-row-height="1.101cm"/>
    </style:style>
    <style:style style:name="Table2.A7" style:family="table-cell">
      <style:table-cell-properties fo:background-color="#fee7df" fo:padding="0.3cm" fo:border-left="none" fo:border-right="none" fo:border-top="1.5pt solid #fbbfaf" fo:border-bottom="1.5pt solid #fbbfaf">
        <style:background-image/>
      </style:table-cell-properties>
    </style:style>
    <style:style style:name="Table2.B7" style:family="table-cell">
      <style:table-cell-properties style:vertical-align="middle" fo:background-color="#fee7df" fo:padding="0.3cm" fo:border-left="1.5pt solid #fbbfaf" fo:border-right="none" fo:border-top="1.5pt solid #fbbfaf" fo:border-bottom="1.5pt solid #fbbfaf">
        <style:background-image/>
      </style:table-cell-properties>
    </style:style>
    <style:style style:name="Table2.A8" style:family="table-cell">
      <style:table-cell-properties fo:padding="0cm" fo:border="none"/>
    </style:style>
    <style:style style:name="Table2.B8" style:family="table-cell">
      <style:table-cell-properties fo:padding="0cm" fo:border="none"/>
    </style:style>
    <style:style style:name="Table2.C8" style:family="table-cell">
      <style:table-cell-properties fo:padding="0cm" fo:border="none"/>
    </style:style>
    <style:style style:name="Table2.D8" style:family="table-cell">
      <style:table-cell-properties fo:padding="0cm" fo:border="none"/>
    </style:style>
    <style:style style:name="Table2.E8" style:family="table-cell">
      <style:table-cell-properties fo:padding="0cm" fo:border="none"/>
    </style:style>
    <style:style style:name="Table2.A9" style:family="table-cell">
      <style:table-cell-properties fo:padding="0cm" fo:border="none"/>
    </style:style>
    <style:style style:name="Table2.B9" style:family="table-cell">
      <style:table-cell-properties fo:padding="0cm" fo:border="none"/>
    </style:style>
    <style:style style:name="Table2.C9" style:family="table-cell">
      <style:table-cell-properties fo:padding="0cm" fo:border="none"/>
    </style:style>
    <style:style style:name="Table2.D9" style:family="table-cell">
      <style:table-cell-properties fo:padding="0cm" fo:border="none"/>
    </style:style>
    <style:style style:name="Table2.E9" style:family="table-cell">
      <style:table-cell-properties fo:padding="0cm" fo:border="none"/>
    </style:style>
    <style:style style:name="Table2.10" style:family="table-row">
      <style:table-row-properties style:min-row-height="0.621cm"/>
    </style:style>
    <style:style style:name="Table2.A10" style:family="table-cell">
      <style:table-cell-properties style:vertical-align="" fo:background-color="#ffffff" fo:padding-left="0.3cm" fo:padding-right="0.101cm" fo:padding-top="0.101cm" fo:padding-bottom="0.101cm" fo:border="none">
        <style:background-image/>
      </style:table-cell-properties>
    </style:style>
    <style:style style:name="Table2.C10" style:family="table-cell">
      <style:table-cell-properties style:vertical-align="middle" fo:background-color="#ffffff" fo:padding="0.101cm" fo:border="none">
        <style:background-image/>
      </style:table-cell-properties>
    </style:style>
    <style:style style:name="Table2.E10" style:family="table-cell">
      <style:table-cell-properties style:vertical-align="middle" fo:background-color="#ffffff" fo:padding-left="0.101cm" fo:padding-right="0.3cm" fo:padding-top="0.101cm" fo:padding-bottom="0.101cm" fo:border="none">
        <style:background-image/>
      </style:table-cell-properties>
    </style:style>
    <style:style style:name="Table2.11" style:family="table-row">
      <style:table-row-properties style:min-row-height="0.621cm"/>
    </style:style>
    <style:style style:name="Table2.C11" style:family="table-cell">
      <style:table-cell-properties fo:background-color="#ffffff" fo:padding="0.101cm" fo:border="none">
        <style:background-image/>
      </style:table-cell-properties>
    </style:style>
    <style:style style:name="Table2.E11" style:family="table-cell">
      <style:table-cell-properties fo:background-color="#ffffff" fo:padding-left="0.101cm" fo:padding-right="0.3cm" fo:padding-top="0.101cm" fo:padding-bottom="0.101cm" fo:border="none">
        <style:background-image/>
      </style:table-cell-properties>
    </style:style>
    <style:style style:name="Table2.12" style:family="table-row">
      <style:table-row-properties style:min-row-height="0.621cm"/>
    </style:style>
    <style:style style:name="Table2.13" style:family="table-row">
      <style:table-row-properties style:min-row-height="0.621cm"/>
    </style:style>
    <style:style style:name="Table2.C13" style:family="table-cell">
      <style:table-cell-properties fo:background-color="#ffffff" fo:padding="0.101cm" fo:border="none">
        <style:background-image/>
      </style:table-cell-properties>
    </style:style>
    <style:style style:name="Table2.E13" style:family="table-cell">
      <style:table-cell-properties fo:background-color="#ffffff" fo:padding-left="0.101cm" fo:padding-right="0.3cm" fo:padding-top="0.101cm" fo:padding-bottom="0.101cm" fo:border="none">
        <style:background-image/>
      </style:table-cell-properties>
    </style:style>
    <style:style style:name="Table2.14" style:family="table-row">
      <style:table-row-properties style:min-row-height="0.82cm"/>
    </style:style>
    <style:style style:name="Table2.C14" style:family="table-cell">
      <style:table-cell-properties style:vertical-align="middle" fo:background-color="#ed1b34" fo:padding="0.101cm" fo:border-left="0.5pt solid #ed1b34" fo:border-right="none" fo:border-top="0.5pt solid #ed1b34" fo:border-bottom="0.5pt solid #ed1b34">
        <style:background-image/>
      </style:table-cell-properties>
    </style:style>
    <style:style style:name="Table2.E14" style:family="table-cell">
      <style:table-cell-properties style:vertical-align="middle" fo:background-color="#ed1b34" fo:padding-left="0.101cm" fo:padding-right="0.3cm" fo:padding-top="0.101cm" fo:padding-bottom="0.101cm" fo:border="0.5pt solid #ed1b34">
        <style:background-image/>
      </style:table-cell-properties>
    </style:style>
    <style:style style:name="Table2.15" style:family="table-row">
      <style:table-row-properties style:min-row-height="0.621cm"/>
    </style:style>
    <style:style style:name="Table2.C15" style:family="table-cell">
      <style:table-cell-properties style:vertical-align="middle" fo:background-color="transparent" fo:padding="0.101cm" fo:border="none">
        <style:background-image/>
      </style:table-cell-properties>
    </style:style>
    <style:style style:name="Table2.E15" style:family="table-cell">
      <style:table-cell-properties style:vertical-align="middle" fo:background-color="transparent" fo:padding-left="0.101cm" fo:padding-right="0.3cm" fo:padding-top="0.101cm" fo:padding-bottom="0.101cm" fo:border="none">
        <style:background-image/>
      </style:table-cell-properties>
    </style:style>
    <style:style style:name="Table2.16" style:family="table-row">
      <style:table-row-properties style:min-row-height="0.621cm"/>
    </style:style>
    <style:style style:name="Table2.17" style:family="table-row">
      <style:table-row-properties style:min-row-height="0.621cm"/>
    </style:style>
    <style:style style:name="Table2.18" style:family="table-row">
      <style:table-row-properties style:min-row-height="0.621cm"/>
    </style:style>
    <style:style style:name="Table2.19" style:family="table-row">
      <style:table-row-properties style:min-row-height="0.621cm"/>
    </style:style>
    <style:style style:name="Table2.20" style:family="table-row">
      <style:table-row-properties style:min-row-height="0.621cm"/>
    </style:style>
    <style:style style:name="P1" style:family="paragraph" style:parent-style-name="Table_20_Contents">
      <style:text-properties style:font-name="Lato" fo:font-size="8pt" officeooo:paragraph-rsid="001f12cb" style:font-size-asian="8pt" style:font-size-complex="8pt"/>
    </style:style>
    <style:style style:name="P2" style:family="paragraph" style:parent-style-name="Table_20_Contents">
      <style:paragraph-properties fo:text-align="start" style:justify-single-word="false"/>
      <style:text-properties style:font-name="Lato" fo:font-size="8pt" officeooo:rsid="002f2c52" officeooo:paragraph-rsid="001f12cb" style:font-size-asian="8pt" style:font-size-complex="8pt"/>
    </style:style>
    <style:style style:name="P3" style:family="paragraph" style:parent-style-name="Table_20_Contents">
      <style:paragraph-properties fo:text-align="start" style:justify-single-word="false"/>
      <style:text-properties style:font-name="Lato" fo:font-size="8pt" officeooo:paragraph-rsid="001f12cb" style:font-size-asian="8pt" style:font-size-complex="8pt"/>
    </style:style>
    <style:style style:name="P4" style:family="paragraph" style:parent-style-name="Frame_20_contents">
      <style:paragraph-properties fo:text-align="start" style:justify-single-word="false"/>
      <style:text-properties style:font-name="Lato" fo:font-size="8pt" fo:font-weight="bold" officeooo:rsid="008feb0b" officeooo:paragraph-rsid="001f12cb" style:font-size-asian="8pt" style:font-weight-asian="bold" style:font-size-complex="8pt" style:font-weight-complex="bold"/>
    </style:style>
    <style:style style:name="P5" style:family="paragraph" style:parent-style-name="Frame_20_contents">
      <style:paragraph-properties fo:text-align="start" style:justify-single-word="false"/>
      <style:text-properties style:font-name="Lato" fo:font-size="8pt" fo:font-weight="normal" officeooo:rsid="008feb0b" officeooo:paragraph-rsid="001f12cb" style:font-size-asian="8pt" style:font-weight-asian="normal" style:font-size-complex="8pt" style:font-weight-complex="normal"/>
    </style:style>
    <style:style style:name="P6" style:family="paragraph" style:parent-style-name="Standard">
      <style:paragraph-properties fo:text-align="center" style:justify-single-word="false"/>
      <style:text-properties style:font-name="Lato" officeooo:paragraph-rsid="0010b5ab"/>
    </style:style>
    <style:style style:name="P7" style:family="paragraph" style:parent-style-name="Standard">
      <style:paragraph-properties fo:text-align="center" style:justify-single-word="false"/>
      <style:text-properties style:font-name="Lato" officeooo:paragraph-rsid="002842ce"/>
    </style:style>
    <style:style style:name="P8" style:family="paragraph" style:parent-style-name="Table_20_Contents">
      <style:paragraph-properties fo:text-align="end" style:justify-single-word="false"/>
      <style:text-properties style:font-name="Lato" officeooo:paragraph-rsid="0000e473"/>
    </style:style>
    <style:style style:name="P9" style:family="paragraph" style:parent-style-name="Table_20_Contents">
      <style:text-properties style:font-name="Lato" officeooo:paragraph-rsid="0000e473"/>
    </style:style>
    <style:style style:name="P10" style:family="paragraph" style:parent-style-name="Standard">
      <style:text-properties style:font-name="Lato" officeooo:paragraph-rsid="0000e473"/>
    </style:style>
    <style:style style:name="P11" style:family="paragraph" style:parent-style-name="Standard">
      <style:text-properties style:font-name="Lato" fo:font-size="9pt" officeooo:rsid="0041d08e" officeooo:paragraph-rsid="000b7c05" style:font-size-asian="9pt" style:font-size-complex="9pt"/>
    </style:style>
    <style:style style:name="P12" style:family="paragraph" style:parent-style-name="Frame_20_contents">
      <style:paragraph-properties fo:text-align="center" style:justify-single-word="false"/>
      <style:text-properties fo:color="#ffffff" loext:opacity="100%" style:font-name="Lato" fo:font-size="14pt" fo:font-weight="bold" officeooo:rsid="008feb0b" officeooo:paragraph-rsid="00206bd0" style:font-size-asian="14pt" style:font-weight-asian="bold" style:font-size-complex="14pt" style:font-weight-complex="bold"/>
    </style:style>
    <style:style style:name="P13" style:family="paragraph" style:parent-style-name="Footer">
      <style:paragraph-properties fo:line-height="115%" fo:text-align="center" style:justify-single-word="false"/>
      <style:text-properties fo:color="#ffffff" loext:opacity="100%" style:font-name="Lato" fo:font-size="8pt" officeooo:paragraph-rsid="0011432d" style:font-size-asian="8pt" style:font-size-complex="8pt"/>
    </style:style>
    <style:style style:name="P14" style:family="paragraph" style:parent-style-name="Table_20_Contents">
      <style:paragraph-properties fo:text-align="end" style:justify-single-word="false"/>
      <style:text-properties fo:color="#ffffff" loext:opacity="100%" style:font-name="Lato" fo:font-size="8pt" officeooo:paragraph-rsid="000f9b94" style:font-size-asian="8pt" style:font-size-complex="8pt"/>
    </style:style>
    <style:style style:name="P15" style:family="paragraph" style:parent-style-name="Table_20_Contents">
      <style:text-properties fo:color="#ffffff" loext:opacity="100%" style:font-name="Lato" fo:font-size="8pt" officeooo:rsid="000f9b94" officeooo:paragraph-rsid="000f9b94" style:font-size-asian="8pt" style:font-size-complex="8pt"/>
    </style:style>
    <style:style style:name="P16" style:family="paragraph" style:parent-style-name="Footer">
      <style:paragraph-properties fo:line-height="115%" fo:text-align="end" style:justify-single-word="false"/>
      <style:text-properties fo:color="#ffffff" loext:opacity="100%" style:font-name="Lato" fo:font-size="9pt" officeooo:paragraph-rsid="0010b5ab" style:font-size-asian="9pt" style:font-size-complex="9pt"/>
    </style:style>
    <style:style style:name="P17" style:family="paragraph" style:parent-style-name="Table_20_Contents">
      <style:paragraph-properties fo:text-align="end" style:justify-single-word="false"/>
      <style:text-properties fo:color="#ffffff" loext:opacity="100%" style:font-name="Lato" fo:font-size="9pt" fo:font-weight="bold" officeooo:paragraph-rsid="0000e473" style:font-size-asian="9pt" style:font-weight-asian="bold" style:font-size-complex="9pt" style:font-weight-complex="bold"/>
    </style:style>
    <style:style style:name="P18" style:family="paragraph" style:parent-style-name="Table_20_Contents">
      <style:paragraph-properties fo:text-align="end" style:justify-single-word="false"/>
      <style:text-properties fo:color="#ffffff" loext:opacity="100%" style:font-name="Lato" fo:font-size="9pt" fo:font-weight="bold" officeooo:rsid="00ac9588" officeooo:paragraph-rsid="0000e473" style:font-size-asian="9pt" style:font-weight-asian="bold" style:font-size-complex="9pt" style:font-weight-complex="bold"/>
    </style:style>
    <style:style style:name="P19" style:family="paragraph" style:parent-style-name="Table_20_Contents">
      <style:paragraph-properties fo:text-align="end" style:justify-single-word="false"/>
      <style:text-properties fo:color="#ffffff" loext:opacity="100%" style:font-name="Lato" fo:font-size="12pt" fo:font-weight="bold" officeooo:paragraph-rsid="0000e473" style:font-size-asian="12pt" style:font-weight-asian="bold" style:font-size-complex="12pt" style:font-weight-complex="bold"/>
    </style:style>
    <style:style style:name="P20" style:family="paragraph" style:parent-style-name="Table_20_Contents">
      <style:paragraph-properties fo:text-align="end" style:justify-single-word="false"/>
      <style:text-properties fo:color="#ffffff" loext:opacity="100%" style:font-name="Lato" fo:font-size="12pt" fo:font-weight="bold" officeooo:rsid="003361b3" officeooo:paragraph-rsid="0000e473" style:font-size-asian="12pt" style:font-weight-asian="bold" style:font-size-complex="12pt" style:font-weight-complex="bold"/>
    </style:style>
    <style:style style:name="P21" style:family="paragraph" style:parent-style-name="Table_20_Contents">
      <style:paragraph-properties fo:text-align="start" style:justify-single-word="false"/>
      <style:text-properties fo:color="#ffffff" loext:opacity="100%" style:font-name="Lato Black" fo:font-size="10pt" fo:font-weight="bold" officeooo:rsid="0022c092" officeooo:paragraph-rsid="0000e473" style:font-size-asian="10pt" style:font-weight-asian="bold" style:font-size-complex="10pt" style:font-weight-complex="bold"/>
    </style:style>
    <style:style style:name="P22" style:family="paragraph" style:parent-style-name="Table_20_Contents">
      <style:paragraph-properties fo:text-align="end" style:justify-single-word="false"/>
      <style:text-properties fo:color="#ffffff" loext:opacity="100%" style:font-name="Lato Black" fo:font-size="10pt" fo:font-weight="bold" officeooo:rsid="0022c092" officeooo:paragraph-rsid="0000e473"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officeooo:paragraph-rsid="001f12cb"/>
    </style:style>
    <style:style style:name="P24" style:family="paragraph" style:parent-style-name="Table_20_Contents">
      <style:paragraph-properties fo:text-align="start" style:justify-single-word="false"/>
      <style:text-properties officeooo:paragraph-rsid="0000e473"/>
    </style:style>
    <style:style style:name="P25" style:family="paragraph" style:parent-style-name="Table_20_Contents">
      <style:paragraph-properties fo:text-align="start" style:justify-single-word="false"/>
      <style:text-properties style:font-name="Calibri" fo:font-size="8pt" fo:font-weight="normal" officeooo:rsid="008feb0b" officeooo:paragraph-rsid="001f12cb" style:font-size-asian="8pt" style:font-weight-asian="normal" style:font-size-complex="8pt" style:font-weight-complex="normal"/>
    </style:style>
    <style:style style:name="P26" style:family="paragraph" style:parent-style-name="Standard">
      <style:text-properties fo:font-size="3pt" officeooo:paragraph-rsid="001f12cb" style:font-size-asian="2.59999990463257pt" style:font-size-complex="3pt"/>
    </style:style>
    <style:style style:name="P27" style:family="paragraph" style:parent-style-name="Table_20_Contents">
      <style:paragraph-properties fo:text-align="end" style:justify-single-word="false"/>
      <style:text-properties fo:color="#666666" loext:opacity="100%" style:font-name="Lato" officeooo:paragraph-rsid="0000e473"/>
    </style:style>
    <style:style style:name="P28" style:family="paragraph" style:parent-style-name="Table_20_Contents">
      <style:paragraph-properties fo:text-align="center" style:justify-single-word="false"/>
      <style:text-properties fo:color="#666666" loext:opacity="100%" style:font-name="Lato" officeooo:paragraph-rsid="0000e473"/>
    </style:style>
    <style:style style:name="P29" style:family="paragraph" style:parent-style-name="Table_20_Contents">
      <style:text-properties fo:color="#666666" loext:opacity="100%" style:font-name="Lato" officeooo:paragraph-rsid="0000e473"/>
    </style:style>
    <style:style style:name="P30" style:family="paragraph" style:parent-style-name="Table_20_Contents">
      <style:paragraph-properties fo:text-align="start" style:justify-single-word="false"/>
      <style:text-properties fo:color="#2f3339" loext:opacity="100%" style:font-name="Lato Black" fo:font-size="9pt" fo:font-weight="bold" officeooo:paragraph-rsid="0000e473" style:font-size-asian="9pt" style:font-weight-asian="bold" style:font-size-complex="9pt" style:font-weight-complex="bold"/>
    </style:style>
    <style:style style:name="P31" style:family="paragraph" style:parent-style-name="Table_20_Contents">
      <style:paragraph-properties fo:text-align="start" style:justify-single-word="false"/>
      <style:text-properties fo:color="#2f3339" loext:opacity="100%" style:font-name="Lato Black" fo:font-size="9pt" fo:font-weight="normal" officeooo:paragraph-rsid="0000e473" style:font-size-asian="9pt" style:font-weight-asian="normal" style:font-size-complex="9pt" style:font-weight-complex="normal"/>
    </style:style>
    <style:style style:name="P32" style:family="paragraph" style:parent-style-name="Table_20_Contents">
      <style:paragraph-properties fo:text-align="end" style:justify-single-word="false"/>
      <style:text-properties fo:color="#2f3339" loext:opacity="100%" style:font-name="Lato Black" fo:font-size="9pt" fo:font-weight="normal" officeooo:paragraph-rsid="0000e473" style:font-size-asian="9pt" style:font-weight-asian="normal" style:font-size-complex="9pt" style:font-weight-complex="normal"/>
    </style:style>
    <style:style style:name="P33" style:family="paragraph" style:parent-style-name="Table_20_Contents">
      <style:paragraph-properties fo:text-align="end" style:justify-single-word="false"/>
      <style:text-properties fo:color="#2f3339" loext:opacity="100%" style:font-name="Lato Black" fo:font-size="9pt" officeooo:paragraph-rsid="0000e473" style:font-size-asian="9pt" style:font-size-complex="9pt"/>
    </style:style>
    <style:style style:name="P34" style:family="paragraph" style:parent-style-name="Table_20_Contents">
      <style:paragraph-properties fo:text-align="start" style:justify-single-word="false"/>
      <style:text-properties fo:color="#2f3339" loext:opacity="100%" style:font-name="Lato" fo:font-size="9pt" fo:font-weight="bold" officeooo:rsid="0080c36a" officeooo:paragraph-rsid="0000e473" style:font-size-asian="9pt" style:font-weight-asian="bold" style:font-size-complex="9pt" style:font-weight-complex="bold"/>
    </style:style>
    <style:style style:name="P35" style:family="paragraph" style:parent-style-name="Table_20_Contents">
      <style:paragraph-properties fo:text-align="end" style:justify-single-word="false"/>
      <style:text-properties fo:color="#2f3339" loext:opacity="100%" style:font-name="Lato" fo:font-size="9pt" fo:font-weight="bold" officeooo:paragraph-rsid="0000e473" style:font-size-asian="9pt" style:font-weight-asian="bold" style:font-size-complex="9pt" style:font-weight-complex="bold"/>
    </style:style>
    <style:style style:name="P36" style:family="paragraph" style:parent-style-name="Table_20_Contents">
      <style:paragraph-properties fo:text-align="end" style:justify-single-word="false"/>
      <style:text-properties fo:color="#2f3339" loext:opacity="100%" style:font-name="Lato" fo:font-size="9pt" fo:font-weight="bold" officeooo:rsid="007ce757" officeooo:paragraph-rsid="0000e473" style:font-size-asian="9pt" style:font-weight-asian="bold" style:font-size-complex="9pt" style:font-weight-complex="bold"/>
    </style:style>
    <style:style style:name="P37" style:family="paragraph" style:parent-style-name="Table_20_Contents">
      <style:paragraph-properties fo:text-align="end" style:justify-single-word="false"/>
      <style:text-properties fo:color="#2f3339" loext:opacity="100%" style:font-name="Lato" fo:font-size="9pt" fo:font-weight="normal" officeooo:paragraph-rsid="0000e473" style:font-size-asian="9pt" style:font-weight-asian="normal" style:font-size-complex="9pt" style:font-weight-complex="normal"/>
    </style:style>
    <style:style style:name="P38" style:family="paragraph" style:parent-style-name="Table_20_Contents">
      <style:paragraph-properties fo:text-align="end" style:justify-single-word="false"/>
      <style:text-properties fo:color="#2f3339" loext:opacity="100%" style:font-name="Lato" fo:font-size="9pt" fo:font-weight="normal" officeooo:rsid="007d6396" officeooo:paragraph-rsid="0000e473" style:font-size-asian="9pt" style:font-weight-asian="normal" style:font-size-complex="9pt" style:font-weight-complex="normal"/>
    </style:style>
    <style:style style:name="P39" style:family="paragraph" style:parent-style-name="Table_20_Contents">
      <style:paragraph-properties fo:text-align="end" style:justify-single-word="false"/>
      <style:text-properties fo:color="#2f3339" loext:opacity="100%" style:font-name="Lato" fo:font-size="9pt" fo:font-weight="normal" officeooo:rsid="00ac9588" officeooo:paragraph-rsid="0000e473" style:font-size-asian="9pt" style:font-weight-asian="normal" style:font-size-complex="9pt" style:font-weight-complex="normal"/>
    </style:style>
    <style:style style:name="P40" style:family="paragraph" style:parent-style-name="Table_20_Contents">
      <style:paragraph-properties fo:text-align="start" style:justify-single-word="false"/>
      <style:text-properties fo:color="#2f3339" loext:opacity="100%" fo:font-size="9pt" fo:font-weight="bold" officeooo:paragraph-rsid="0000e473" style:font-size-asian="9pt" style:font-weight-asian="bold" style:font-size-complex="9pt" style:font-weight-complex="bold"/>
    </style:style>
    <style:style style:name="P41" style:family="paragraph" style:parent-style-name="Table_20_Contents">
      <style:paragraph-properties fo:text-align="start" style:justify-single-word="false"/>
      <style:text-properties fo:color="#a0a5ac" loext:opacity="100%" style:font-name="Lato" fo:font-size="9pt" fo:font-weight="normal" officeooo:rsid="0080c36a" officeooo:paragraph-rsid="0000e473" style:font-size-asian="9pt" style:font-weight-asian="normal" style:font-size-complex="9pt" style:font-weight-complex="normal"/>
    </style:style>
    <style:style style:name="P42" style:family="paragraph" style:parent-style-name="Standard">
      <style:paragraph-properties fo:text-align="start" style:justify-single-word="false"/>
      <style:text-properties fo:color="#a0a5ac" loext:opacity="100%" style:font-name="Lato" fo:font-size="9pt" officeooo:rsid="0041d08e" officeooo:paragraph-rsid="0000e473" style:font-size-asian="9pt" style:font-size-complex="9pt"/>
    </style:style>
    <style:style style:name="P4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a0a5ac" loext:opacity="100%" style:font-name="Lato" fo:font-size="9pt" officeooo:rsid="0041d08e" officeooo:paragraph-rsid="000b7c05" style:font-size-asian="9pt" style:font-size-complex="9pt"/>
    </style:style>
    <style:style style:name="P44" style:family="paragraph" style:parent-style-name="Table_20_Contents">
      <style:paragraph-properties fo:text-align="end" style:justify-single-word="false"/>
      <style:text-properties officeooo:paragraph-rsid="0000e473"/>
    </style:style>
    <style:style style:name="P45" style:family="paragraph" style:parent-style-name="Standard">
      <style:text-properties officeooo:paragraph-rsid="0000e473"/>
    </style:style>
    <style:style style:name="P46" style:family="paragraph" style:parent-style-name="Standard">
      <style:text-properties officeooo:paragraph-rsid="000b7c05"/>
    </style:style>
    <style:style style:name="P4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77787b" loext:opacity="100%" style:font-name="Lato" fo:font-size="9pt" officeooo:rsid="0041d08e" officeooo:paragraph-rsid="000b7c05" style:font-size-asian="9pt" style:font-size-complex="9pt"/>
    </style:style>
    <style:style style:name="P48" style:family="paragraph">
      <loext:graphic-properties draw:fill="solid" draw:fill-color="#ed1b34"/>
      <style:paragraph-properties style:writing-mode="lr-tb"/>
    </style:style>
    <style:style style:name="P49" style:family="paragraph">
      <loext:graphic-properties draw:fill="solid" draw:fill-color="#ffffff"/>
      <style:paragraph-properties fo:text-align="center" style:writing-mode="lr-tb"/>
    </style:style>
    <style:style style:name="P50" style:family="paragraph">
      <loext:graphic-properties draw:fill="solid" draw:fill-color="#ffffff" draw:opacity="100%"/>
      <style:paragraph-properties style:writing-mode="lr-tb"/>
    </style:style>
    <style:style style:name="P51" style:family="paragraph">
      <loext:graphic-properties draw:fill="solid" draw:fill-color="#ffffff"/>
      <style:paragraph-properties style:writing-mode="lr-tb"/>
    </style:style>
    <style:style style:name="P52" style:family="paragraph">
      <loext:graphic-properties draw:fill="solid" draw:fill-color="#262626" draw:opacity="100%"/>
      <style:paragraph-properties style:writing-mode="lr-tb"/>
    </style:style>
    <style:style style:name="P53" style:family="paragraph">
      <loext:graphic-properties draw:fill="solid" draw:fill-color="#e7e8eb" draw:opacity="100%"/>
      <style:paragraph-properties style:writing-mode="lr-tb"/>
    </style:style>
    <style:style style:name="P54" style:family="paragraph">
      <loext:graphic-properties draw:fill="solid" draw:fill-color="#30343a" draw:opacity="100%"/>
      <style:paragraph-properties style:writing-mode="lr-tb"/>
    </style:style>
    <style:style style:name="P55" style:family="paragraph">
      <loext:graphic-properties draw:fill="solid" draw:fill-color="#ba1127" draw:opacity="100%"/>
      <style:paragraph-properties style:writing-mode="lr-tb"/>
    </style:style>
    <style:style style:name="P56" style:family="paragraph">
      <loext:graphic-properties draw:fill="solid" draw:fill-color="#ed1b34" draw:opacity="100%"/>
      <style:paragraph-properties style:writing-mode="lr-tb"/>
    </style:style>
    <style:style style:name="T1" style:family="text">
      <style:text-properties style:font-name="Lato" officeooo:rsid="00311258"/>
    </style:style>
    <style:style style:name="T2" style:family="text">
      <style:text-properties style:font-name="Lato" fo:font-size="8pt" officeooo:rsid="00311258" style:font-size-asian="8pt" style:font-size-complex="8pt"/>
    </style:style>
    <style:style style:name="T3" style:family="text">
      <style:text-properties style:font-name="Lato" fo:font-size="8pt" fo:font-weight="normal" officeooo:rsid="00311258" style:font-size-asian="8pt" style:font-weight-asian="normal" style:font-size-complex="8pt" style:font-weight-complex="normal"/>
    </style:style>
    <style:style style:name="T4" style:family="text">
      <style:text-properties style:font-name="Lato" fo:font-size="9pt" officeooo:rsid="00768200" style:font-size-asian="9pt" style:font-size-complex="9pt"/>
    </style:style>
    <style:style style:name="T5" style:family="text">
      <style:text-properties style:font-name="Lato" fo:font-size="9pt" officeooo:rsid="007c2ed3" style:font-size-asian="9pt" style:font-size-complex="9pt"/>
    </style:style>
    <style:style style:name="T6" style:family="text">
      <style:text-properties style:font-name="Lato" fo:font-size="9pt" officeooo:rsid="0077bfbc" style:font-size-asian="9pt" style:font-size-complex="9pt"/>
    </style:style>
    <style:style style:name="T7" style:family="text">
      <style:text-properties style:font-name="Lato" fo:font-size="9pt" officeooo:rsid="007f39c2" style:font-size-asian="9pt" style:font-size-complex="9pt"/>
    </style:style>
    <style:style style:name="T8" style:family="text">
      <style:text-properties style:font-name="Lato" fo:font-size="9pt" officeooo:rsid="0080c36a" style:font-size-asian="9pt" style:font-size-complex="9pt"/>
    </style:style>
    <style:style style:name="T9" style:family="text">
      <style:text-properties style:font-name="Lato" fo:font-size="9pt" officeooo:rsid="0041d08e" style:font-size-asian="9pt" style:font-size-complex="9pt"/>
    </style:style>
    <style:style style:name="T10" style:family="text">
      <style:text-properties style:font-name="Lato" fo:font-size="9pt" fo:font-weight="normal" officeooo:rsid="0080c36a" style:font-size-asian="9pt" style:font-weight-asian="normal" style:font-size-complex="9pt" style:font-weight-complex="normal"/>
    </style:style>
    <style:style style:name="T11" style:family="text">
      <style:text-properties style:font-name="Lato" officeooo:rsid="0080c36a"/>
    </style:style>
    <style:style style:name="T12" style:family="text">
      <style:text-properties style:font-name="Lato" officeooo:rsid="007f39c2"/>
    </style:style>
    <style:style style:name="T13" style:family="text">
      <style:text-properties officeooo:rsid="00206bd0"/>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8feb0b" style:font-weight-asian="normal" style:font-weight-complex="normal"/>
    </style:style>
    <style:style style:name="T17" style:family="text">
      <style:text-properties fo:font-weight="normal" officeooo:rsid="00311258" style:font-weight-asian="normal" style:font-weight-complex="normal"/>
    </style:style>
    <style:style style:name="T18" style:family="text">
      <style:text-properties fo:font-weight="normal" officeooo:rsid="002f2c52" style:font-weight-asian="normal" style:font-weight-complex="normal"/>
    </style:style>
    <style:style style:name="T19" style:family="text">
      <style:text-properties officeooo:rsid="0056b1ee"/>
    </style:style>
    <style:style style:name="T20" style:family="text">
      <style:text-properties fo:color="#2f3339" loext:opacity="100%" style:font-name="Lato" fo:font-size="9pt" fo:font-weight="bold" officeooo:rsid="009c0e4c" style:font-size-asian="9pt" style:font-weight-asian="bold" style:font-size-complex="9pt" style:font-weight-complex="bold"/>
    </style:style>
    <style:style style:name="T21" style:family="text">
      <style:text-properties fo:color="#2f3339" loext:opacity="100%" style:font-name="Lato" fo:font-size="9pt" fo:font-weight="bold" officeooo:rsid="00ac9588" style:font-size-asian="9pt" style:font-weight-asian="bold" style:font-size-complex="9pt" style:font-weight-complex="bold"/>
    </style:style>
    <style:style style:name="T22" style:family="text">
      <style:text-properties fo:color="#2f3339" loext:opacity="100%" fo:font-weight="bold" style:font-weight-asian="bold" style:font-weight-complex="bold"/>
    </style:style>
    <style:style style:name="T23" style:family="text">
      <style:text-properties fo:color="#2f3339" loext:opacity="100%" fo:font-weight="bold" officeooo:rsid="00821866" style:font-weight-asian="bold" style:font-weight-complex="bold"/>
    </style:style>
    <style:style style:name="fr1" style:family="graphic" style:parent-style-name="Frame">
      <style:graphic-properties fo:margin-left="0cm" fo:margin-right="0cm" fo:margin-top="0cm" fo:margin-bottom="0cm" style:wrap="none" style:vertical-pos="from-top" style:horizontal-pos="from-left" style:horizontal-rel="paragraph" fo:padding="0cm" fo:border="none" draw:wrap-influence-on-position="once-concurrent" loext:allow-overlap="true">
        <style:columns fo:column-count="1" fo:column-gap="0cm"/>
      </style:graphic-properties>
    </style:style>
    <style:style style:name="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solid" draw:fill-color="#ed1b34" draw:textarea-horizontal-align="left" draw:textarea-vertical-align="top" draw:auto-grow-height="false" fo:min-height="0.012cm" fo:min-width="0cm" fo:padding-top="0.229cm" fo:padding-bottom="0.229cm" fo:padding-left="0.441cm" fo:padding-right="0.441cm" fo:wrap-option="wrap" draw:shadow-color="#808080" style:run-through="foreground"/>
    </style:style>
    <style:style style:name="gr3" style:family="graphic">
      <style:graphic-properties draw:stroke="none" draw:fill="solid" draw:fill-color="#ffffff" draw:textarea-horizontal-align="justify" draw:textarea-vertical-align="top" draw:auto-grow-height="false" draw:auto-grow-width="false" fo:min-height="0.109cm" fo:min-width="0cm" fo:padding-top="0.127cm" fo:padding-bottom="0.127cm" fo:padding-left="0.254cm" fo:padding-right="0.254cm" fo:wrap-option="wrap" draw:shadow-color="#808080" style:run-through="foreground"/>
      <style:paragraph-properties style:writing-mode="lr-tb"/>
    </style:style>
    <style:style style:name="gr4" style:family="graphic">
      <style:graphic-properties draw:stroke="none" draw:fill="solid" draw:fill-color="#ffffff"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5" style:family="graphic">
      <style:graphic-properties style:run-through="foreground" style:vertical-pos="from-top" style:horizontal-pos="from-left" style:horizontal-rel="paragraph" draw:wrap-influence-on-position="once-concurrent" loext:allow-overlap="true" style:flow-with-text="false"/>
    </style:style>
    <style:style style:name="gr6" style:family="graphic">
      <style:graphic-properties draw:stroke="none" draw:fill="solid" draw:fill-color="#ffffff" draw:textarea-horizontal-align="left" draw:textarea-vertical-align="top" draw:auto-grow-height="false" fo:min-height="0.007cm" fo:min-width="0cm" fo:padding-top="0.229cm" fo:padding-bottom="0.229cm" fo:padding-left="0.441cm" fo:padding-right="0.441cm" fo:wrap-option="wrap" draw:shadow-color="#808080" style:run-through="foreground"/>
    </style:style>
    <style:style style:name="gr7" style:family="graphic">
      <style:graphic-properties draw:stroke="none" draw:fill="solid" draw:fill-color="#262626"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8"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e7e8eb" draw:opacity="100%" draw:textarea-horizontal-align="left" draw:textarea-vertical-align="top" draw:auto-grow-height="false" fo:min-height="5.579cm" fo:min-width="20.101cm" fo:padding-top="0.224cm" fo:padding-bottom="0.224cm" fo:padding-left="0.448cm" fo:padding-right="0.448cm" fo:wrap-option="wrap" draw:shadow-color="#808080" style:run-through="background"/>
    </style:style>
    <style:style style:name="gr10" style:family="graphic">
      <style:graphic-properties draw:stroke="none" draw:fill="solid" draw:fill-color="#30343a" draw:opacity="100%" draw:textarea-horizontal-align="left" draw:textarea-vertical-align="top" draw:auto-grow-height="false" fo:min-height="4.05cm" fo:min-width="20.101cm" fo:padding-top="0.224cm" fo:padding-bottom="0.224cm" fo:padding-left="0.448cm" fo:padding-right="0.448cm" fo:wrap-option="wrap" draw:shadow-color="#808080" style:run-through="background"/>
    </style:style>
    <style:style style:name="gr11" style:family="graphic">
      <style:graphic-properties draw:stroke="none" draw:fill="solid" draw:fill-color="#ba1127" draw:opacity="100%" draw:textarea-horizontal-align="left" draw:textarea-vertical-align="top" draw:auto-grow-height="false" fo:min-height="2.413cm" fo:min-width="20.101cm" fo:padding-top="0.224cm" fo:padding-bottom="0.224cm" fo:padding-left="0.448cm" fo:padding-right="0.448cm" fo:wrap-option="wrap" draw:shadow-color="#808080" style:run-through="background"/>
    </style:style>
    <style:style style:name="gr12" style:family="graphic">
      <style:graphic-properties draw:stroke="none" draw:fill="solid" draw:fill-color="#ed1b34" draw:opacity="100%" draw:textarea-horizontal-align="left" draw:textarea-vertical-align="top" draw:auto-grow-height="false" fo:min-height="2.413cm" fo:min-width="20.101cm" fo:padding-top="0.224cm" fo:padding-bottom="0.224cm" fo:padding-left="0.448cm" fo:padding-right="0.448cm" fo:wrap-option="wrap"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date_due" text:name="py3o.o.bf_date_due"/>
        <text:user-field-decl office:value-type="string" office:string-value="bf_number" text:name="py3o.o.bf_number"/>
        <text:user-field-decl office:value-type="string" office:string-value="bf_display_address_without_company" text:name="py3o.o.company_id.bf_display_address_without_company"/>
        <text:user-field-decl office:value-type="string" office:string-value="bf_vat_label_full" text:name="py3o.o.company_id.partner_id.bf_vat_label_full"/>
        <text:user-field-decl office:value-type="string" office:string-value="name" text:name="py3o.o.name"/>
        <text:user-field-decl office:value-type="string" office:string-value="origin" text:name="py3o.o.origin"/>
        <text:user-field-decl office:value-type="string" office:string-value="display_address_without_company_line" text:name="py3o.o.partner_id.display_address_without_company_line"/>
        <text:user-field-decl office:value-type="string" office:string-value="partner_id.display_name" text:name="py3o.o.partner_id.display_name"/>
        <text:user-field-decl office:value-type="string" office:string-value="reference" text:name="py3o.o.reference"/>
        <text:user-field-decl office:value-type="string" office:string-value="display_address_without_company_line" text:name="py3o.o.company_id.display_address_without_company_line"/>
        <text:user-field-decl office:value-type="string" office:string-value="email" text:name="py3o.o.company_id.email"/>
        <text:user-field-decl office:value-type="string" office:string-value="phone" text:name="py3o.o.company_id.phone"/>
        <text:user-field-decl office:value-type="string" office:string-value="website" text:name="py3o.o.company_id.website"/>
        <text:user-field-decl office:value-type="string" office:string-value="line.product_id.name" text:name="py3o.line.product_id.name"/>
        <text:user-field-decl office:value-type="string" office:string-value="line.bf_name" text:name="py3o.line.bf_name"/>
        <text:user-field-decl office:value-type="string" office:string-value="qty" text:name="py3o.line.bf_quantity"/>
        <text:user-field-decl office:value-type="string" office:string-value="price_unit" text:name="py3o.line.bf_price_unit"/>
        <text:user-field-decl office:value-type="string" office:string-value="tax" text:name="py3o.line.bf_invoice_line_tax_ids"/>
        <text:user-field-decl office:value-type="string" office:string-value="subtotal" text:name="py3o.line.bf_price_subtotal"/>
        <text:user-field-decl office:value-type="string" office:string-value="payment_term_id.bf_note" text:name="py3o.o.payment_term_id.bf_note"/>
        <text:user-field-decl office:value-type="string" office:string-value="amount_untaxed" text:name="py3o.o.bf_amount_untaxed"/>
        <text:user-field-decl office:value-type="string" office:string-value="tax_name" text:name="py3o.tline.tax_name"/>
        <text:user-field-decl office:value-type="string" office:string-value="amount" text:name="py3o.tline.amount"/>
        <text:user-field-decl office:value-type="string" office:string-value="tax" text:name="py3o.tline.tax"/>
        <text:user-field-decl office:value-type="string" office:string-value="bf_amount_total" text:name="py3o.o.bf_amount_total"/>
        <text:user-field-decl office:value-type="string" office:string-value="date" text:name="py3o.payment.format_date"/>
        <text:user-field-decl office:value-type="string" office:string-value="amount" text:name="py3o.payment.format_amount"/>
        <text:user-field-decl office:value-type="string" office:string-value="residual" text:name="py3o.o.bf_residual"/>
        <text:user-field-decl office:value-type="string" office:string-value="bf_comment" text:name="py3o.o.bf_comment"/>
        <text:user-field-decl office:value-type="string" office:string-value="footer_line_abbr" text:name="py3o.o.company_id.footer_line_abbr"/>
      </text:user-field-decls>
      <text:p text:style-name="P45"/>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21">DESCRIPTION</text:p>
            </table:table-cell>
            <table:table-cell table:style-name="Table2.A1" office:value-type="string">
              <text:p text:style-name="P22">QTY</text:p>
            </table:table-cell>
            <table:table-cell table:style-name="Table2.A1" office:value-type="string">
              <text:p text:style-name="P22">U. PRICE</text:p>
            </table:table-cell>
            <table:table-cell table:style-name="Table2.A1" office:value-type="string">
              <text:p text:style-name="P22">TAXES</text:p>
            </table:table-cell>
            <table:table-cell table:style-name="Table2.E1" office:value-type="string">
              <text:p text:style-name="P22">PRICE</text:p>
            </table:table-cell>
          </table:table-row>
        </table:table-header-rows>
        <table:table-row table:style-name="TableLine274763440">
          <table:table-cell table:style-name="Table2.A2" office:value-type="string">
            <text:p text:style-name="P24"><text:a xlink:type="simple" xlink:href="py3o://for=%22line_count,%20line%20in%20enumerate(o.invoice_line_ids,%201)%22" text:style-name="Internet_20_link" text:visited-style-name="Visited_20_Internet_20_Link"><text:span text:style-name="T4">for="line_count, line in enumerate(o.invoice_line_ids, 1)"</text:span></text:a></text:p>
          </table:table-cell>
          <table:table-cell table:style-name="Table2.B2" office:value-type="string">
            <text:p text:style-name="P9"/>
          </table:table-cell>
          <table:table-cell table:style-name="Table2.C2" office:value-type="string">
            <text:p text:style-name="P8"/>
          </table:table-cell>
          <table:table-cell table:style-name="Table2.D2" office:value-type="string">
            <text:p text:style-name="P8"/>
          </table:table-cell>
          <table:table-cell table:style-name="Table2.E2" office:value-type="string">
            <text:p text:style-name="P8"/>
          </table:table-cell>
        </table:table-row>
        <table:table-row table:style-name="Table2.3">
          <table:table-cell table:style-name="Table2.A3" office:value-type="string">
            <text:p text:style-name="P45"><text:a xlink:type="simple" xlink:href="py3o://if=%22line_count%252==1%22" text:style-name="Internet_20_link" text:visited-style-name="Visited_20_Internet_20_Link"><text:span text:style-name="T5">if="line_count%2==1"</text:span></text:a></text:p>
          </table:table-cell>
          <table:table-cell table:style-name="Table2.B3" office:value-type="string">
            <text:p text:style-name="P10"/>
          </table:table-cell>
          <table:table-cell table:style-name="Table2.C3" office:value-type="string">
            <text:p text:style-name="P10"/>
          </table:table-cell>
          <table:table-cell table:style-name="Table2.D3" office:value-type="string">
            <text:p text:style-name="P10"/>
          </table:table-cell>
          <table:table-cell table:style-name="Table2.E3" office:value-type="string">
            <text:p text:style-name="P10"/>
          </table:table-cell>
        </table:table-row>
        <table:table-row table:style-name="Table2.4">
          <table:table-cell table:style-name="Table2.A4" office:value-type="string">
            <text:p text:style-name="P30"><text:user-field-get text:name="py3o.line.product_id.name">line.product_id.name</text:user-field-get></text:p>
            <text:p text:style-name="P31"><text:user-field-get text:name="py3o.line.bf_name">line.bf_name</text:user-field-get></text:p>
          </table:table-cell>
          <table:table-cell table:style-name="Table2.B4" office:value-type="string">
            <text:p text:style-name="P32"><text:user-field-get text:name="py3o.line.bf_quantity">qty</text:user-field-get></text:p>
          </table:table-cell>
          <table:table-cell table:style-name="Table2.B4" office:value-type="string">
            <text:p text:style-name="P33"><text:user-field-get text:name="py3o.line.bf_price_unit">price_unit</text:user-field-get></text:p>
          </table:table-cell>
          <table:table-cell table:style-name="Table2.B4" office:value-type="string">
            <text:p text:style-name="P33"><text:user-field-get text:name="py3o.line.bf_invoice_line_tax_ids">tax</text:user-field-get></text:p>
          </table:table-cell>
          <table:table-cell table:style-name="Table2.E4" office:value-type="string">
            <text:p text:style-name="P33"><text:user-field-get text:name="py3o.line.bf_price_subtotal">subtotal</text:user-field-get></text:p>
          </table:table-cell>
        </table:table-row>
        <table:table-row table:style-name="TableLine274244800">
          <table:table-cell table:style-name="Table2.A5" office:value-type="string">
            <text:p text:style-name="P24"><text:a xlink:type="simple" xlink:href="py3o:///if" text:style-name="Internet_20_link" text:visited-style-name="Visited_20_Internet_20_Link"><text:span text:style-name="T6">if</text:span></text:a></text:p>
          </table:table-cell>
          <table:table-cell table:style-name="Table2.B5" office:value-type="string">
            <text:p text:style-name="P29"/>
          </table:table-cell>
          <table:table-cell table:style-name="Table2.C9" office:value-type="string">
            <text:p text:style-name="P27"/>
          </table:table-cell>
          <table:table-cell table:style-name="Table2.D5" office:value-type="string">
            <text:p text:style-name="P28"/>
          </table:table-cell>
          <table:table-cell table:style-name="Table2.E5" office:value-type="string">
            <text:p text:style-name="P27"/>
          </table:table-cell>
        </table:table-row>
        <table:table-row table:style-name="TableLine274248464">
          <table:table-cell table:style-name="Table2.A6" office:value-type="string">
            <text:p text:style-name="P24"><text:a xlink:type="simple" xlink:href="py3o://if=%22line_count%252==0%22" text:style-name="Internet_20_link" text:visited-style-name="Visited_20_Internet_20_Link"><text:span text:style-name="T5">if="line_count%2==0"</text:span></text:a></text:p>
          </table:table-cell>
          <table:table-cell table:style-name="Table2.B6" office:value-type="string">
            <text:p text:style-name="P29"/>
          </table:table-cell>
          <table:table-cell table:style-name="Table2.C9" office:value-type="string">
            <text:p text:style-name="P27"/>
          </table:table-cell>
          <table:table-cell table:style-name="Table2.D6" office:value-type="string">
            <text:p text:style-name="P28"/>
          </table:table-cell>
          <table:table-cell table:style-name="Table2.E6" office:value-type="string">
            <text:p text:style-name="P27"/>
          </table:table-cell>
        </table:table-row>
        <table:table-row table:style-name="Table2.7">
          <table:table-cell table:style-name="Table2.A7" office:value-type="string">
            <text:p text:style-name="P30"><text:user-field-get text:name="py3o.line.product_id.name">line.product_id.name</text:user-field-get></text:p>
            <text:p text:style-name="P31"><text:user-field-get text:name="py3o.line.bf_name">line.bf_name</text:user-field-get></text:p>
          </table:table-cell>
          <table:table-cell table:style-name="Table2.B7" office:value-type="string">
            <text:p text:style-name="P32"><text:user-field-get text:name="py3o.line.bf_quantity">qty</text:user-field-get></text:p>
          </table:table-cell>
          <table:table-cell table:style-name="Table2.B7" office:value-type="string">
            <text:p text:style-name="P33"><text:user-field-get text:name="py3o.line.bf_price_unit">price_unit</text:user-field-get></text:p>
          </table:table-cell>
          <table:table-cell table:style-name="Table2.B7" office:value-type="string">
            <text:p text:style-name="P33"><text:user-field-get text:name="py3o.line.bf_invoice_line_tax_ids">tax</text:user-field-get></text:p>
          </table:table-cell>
          <table:table-cell table:style-name="Table2.B7" office:value-type="string">
            <text:p text:style-name="P33"><text:user-field-get text:name="py3o.line.bf_price_subtotal">subtotal</text:user-field-get></text:p>
          </table:table-cell>
        </table:table-row>
        <table:table-row table:style-name="TableLine274255824">
          <table:table-cell table:style-name="Table2.A8" office:value-type="string">
            <text:p text:style-name="P24"><text:a xlink:type="simple" xlink:href="py3o:///if" text:style-name="Internet_20_link" text:visited-style-name="Visited_20_Internet_20_Link"><text:span text:style-name="T6">if</text:span></text:a></text:p>
          </table:table-cell>
          <table:table-cell table:style-name="Table2.B8" office:value-type="string">
            <text:p text:style-name="P9"/>
          </table:table-cell>
          <table:table-cell table:style-name="Table2.C9" office:value-type="string">
            <text:p text:style-name="P8"/>
          </table:table-cell>
          <table:table-cell table:style-name="Table2.D8" office:value-type="string">
            <text:p text:style-name="P8"/>
          </table:table-cell>
          <table:table-cell table:style-name="Table2.E8" office:value-type="string">
            <text:p text:style-name="P8"/>
          </table:table-cell>
        </table:table-row>
        <table:table-row table:style-name="TableLine274259120">
          <table:table-cell table:style-name="Table2.A9" office:value-type="string">
            <text:p text:style-name="P24"><text:a xlink:type="simple" xlink:href="py3o:///for" text:style-name="Internet_20_link" text:visited-style-name="Visited_20_Internet_20_Link"><text:span text:style-name="T6">for</text:span></text:a></text:p>
          </table:table-cell>
          <table:table-cell table:style-name="Table2.B9" office:value-type="string">
            <text:p text:style-name="P9"/>
          </table:table-cell>
          <table:table-cell table:style-name="Table2.C9" office:value-type="string">
            <text:p text:style-name="P8"/>
          </table:table-cell>
          <table:table-cell table:style-name="Table2.D9" office:value-type="string">
            <text:p text:style-name="P8"/>
          </table:table-cell>
          <table:table-cell table:style-name="Table2.E9" office:value-type="string">
            <text:p text:style-name="P8"/>
          </table:table-cell>
        </table:table-row>
        <table:table-row table:style-name="Table2.10">
          <table:table-cell table:style-name="Table2.A10" table:number-rows-spanned="11" table:number-columns-spanned="2" office:value-type="string">
            <text:p text:style-name="P34">Payment method:</text:p>
            <text:p text:style-name="P41">Cheque, Paypal, WesternUnion, Payonner, MasterCard</text:p>
            <text:p text:style-name="P24"><text:a xlink:type="simple" xlink:href="py3o://if=%22o.payment_term_id%22" text:style-name="Internet_20_link" text:visited-style-name="Visited_20_Internet_20_Link"><text:span text:style-name="T10">if="o.payment_term_id"</text:span></text:a></text:p>
            <text:p text:style-name="P40"><text:span text:style-name="T11">Payment </text:span><text:span text:style-name="T12">T</text:span><text:span text:style-name="T11">erms:</text:span></text:p>
            <text:p text:style-name="P42"><text:user-field-get text:name="py3o.o.payment_term_id.bf_note">payment_term_id.bf_note</text:user-field-get></text:p>
            <text:p text:style-name="P24"><text:a xlink:type="simple" xlink:href="py3o:///if" text:style-name="Internet_20_link" text:visited-style-name="Visited_20_Internet_20_Link"><text:span text:style-name="T7">if</text:span></text:a></text:p>
          </table:table-cell>
          <table:covered-table-cell/>
          <table:table-cell table:style-name="Table2.C10" table:number-columns-spanned="2" office:value-type="string">
            <text:p text:style-name="P36">Sub Total</text:p>
          </table:table-cell>
          <table:covered-table-cell/>
          <table:table-cell table:style-name="Table2.E10" office:value-type="string">
            <text:p text:style-name="P35"><text:user-field-get text:name="py3o.o.bf_amount_untaxed">amount_untaxed</text:user-field-get></text:p>
          </table:table-cell>
        </table:table-row>
        <table:table-row table:style-name="Table2.11">
          <table:covered-table-cell table:style-name="Table2.A10"/>
          <table:covered-table-cell/>
          <table:table-cell table:style-name="Table2.C11" table:number-columns-spanned="2" office:value-type="string">
            <text:p text:style-name="P44"><text:a xlink:type="simple" xlink:href="py3o://for=%22tline%20in%20data.tax_amount_by_group%22" text:style-name="Internet_20_link" text:visited-style-name="Visited_20_Internet_20_Link"><text:span text:style-name="T20">for="tline in data.tax_amount_by_group"</text:span></text:a></text:p>
          </table:table-cell>
          <table:covered-table-cell/>
          <table:table-cell table:style-name="Table2.E11" office:value-type="string">
            <text:p text:style-name="P35"/>
          </table:table-cell>
        </table:table-row>
        <table:table-row table:style-name="Table2.12">
          <table:covered-table-cell table:style-name="Table2.A10"/>
          <table:covered-table-cell/>
          <table:table-cell table:style-name="Table2.C10" table:number-columns-spanned="2" office:value-type="string">
            <text:p text:style-name="P38"><text:user-field-get text:name="py3o.tline.tax_name">tax_name</text:user-field-get><text:s/><text:user-field-get text:name="py3o.tline.amount">amount</text:user-field-get></text:p>
          </table:table-cell>
          <table:covered-table-cell/>
          <table:table-cell table:style-name="Table2.E10" office:value-type="string">
            <text:p text:style-name="P37"><text:user-field-get text:name="py3o.tline.tax">tax</text:user-field-get></text:p>
          </table:table-cell>
        </table:table-row>
        <table:table-row table:style-name="Table2.13">
          <table:covered-table-cell table:style-name="Table2.A10"/>
          <table:covered-table-cell/>
          <table:table-cell table:style-name="Table2.C13" table:number-columns-spanned="2" office:value-type="string">
            <text:p text:style-name="P44"><text:a xlink:type="simple" xlink:href="py3o:///for" text:style-name="Internet_20_link" text:visited-style-name="Visited_20_Internet_20_Link"><text:span text:style-name="T20">for</text:span></text:a></text:p>
          </table:table-cell>
          <table:covered-table-cell/>
          <table:table-cell table:style-name="Table2.E13" office:value-type="string">
            <text:p text:style-name="P35"/>
          </table:table-cell>
        </table:table-row>
        <table:table-row table:style-name="Table2.14">
          <table:covered-table-cell table:style-name="Table2.A10"/>
          <table:covered-table-cell/>
          <table:table-cell table:style-name="Table2.C14" table:number-columns-spanned="2" office:value-type="string">
            <text:p text:style-name="P20"><text:span text:style-name="T19">GRAND </text:span>TOTAL</text:p>
          </table:table-cell>
          <table:covered-table-cell/>
          <table:table-cell table:style-name="Table2.E14" office:value-type="string">
            <text:p text:style-name="P19"><text:user-field-get text:name="py3o.o.bf_amount_total">bf_amount_total</text:user-field-get></text:p>
          </table:table-cell>
        </table:table-row>
        <table:table-row table:style-name="Table2.15">
          <table:covered-table-cell table:style-name="Table2.A10"/>
          <table:covered-table-cell/>
          <table:table-cell table:style-name="Table2.C15" table:number-columns-spanned="2" office:value-type="string">
            <text:p text:style-name="P44"><text:a xlink:type="simple" xlink:href="py3o://for=%22payment%20in%20data.payments%22" text:style-name="Internet_20_link" text:visited-style-name="Visited_20_Internet_20_Link"><text:span text:style-name="T21">for="payment in data.payments"</text:span></text:a></text:p>
          </table:table-cell>
          <table:covered-table-cell/>
          <table:table-cell table:style-name="Table2.E15" office:value-type="string">
            <text:p text:style-name="P35"/>
          </table:table-cell>
        </table:table-row>
        <table:table-row table:style-name="Table2.16">
          <table:covered-table-cell table:style-name="Table2.A10"/>
          <table:covered-table-cell/>
          <table:table-cell table:style-name="Table2.C15" table:number-columns-spanned="2" office:value-type="string">
            <text:p text:style-name="P39">Paid on <text:user-field-get text:name="py3o.payment.format_date">date</text:user-field-get></text:p>
          </table:table-cell>
          <table:covered-table-cell/>
          <table:table-cell table:style-name="Table2.E15" office:value-type="string">
            <text:p text:style-name="P37"><text:user-field-get text:name="py3o.payment.format_amount">amount</text:user-field-get></text:p>
          </table:table-cell>
        </table:table-row>
        <table:table-row table:style-name="Table2.17">
          <table:covered-table-cell table:style-name="Table2.A10"/>
          <table:covered-table-cell/>
          <table:table-cell table:style-name="Table2.C15" table:number-columns-spanned="2" office:value-type="string">
            <text:p text:style-name="P44"><text:a xlink:type="simple" xlink:href="py3o:///for" text:style-name="Internet_20_link" text:visited-style-name="Visited_20_Internet_20_Link"><text:span text:style-name="T21">for</text:span></text:a></text:p>
          </table:table-cell>
          <table:covered-table-cell/>
          <table:table-cell table:style-name="Table2.E15" office:value-type="string">
            <text:p text:style-name="P35"/>
          </table:table-cell>
        </table:table-row>
        <table:table-row table:style-name="Table2.18">
          <table:covered-table-cell table:style-name="Table2.A10"/>
          <table:covered-table-cell/>
          <table:table-cell table:style-name="Table2.C15" table:number-columns-spanned="2" office:value-type="string">
            <text:p text:style-name="P44"><text:a xlink:type="simple" xlink:href="py3o://if=%22len(data.payments)%22" text:style-name="Internet_20_link" text:visited-style-name="Visited_20_Internet_20_Link"><text:span text:style-name="T21">if="len(data.payments)"</text:span></text:a></text:p>
          </table:table-cell>
          <table:covered-table-cell/>
          <table:table-cell table:style-name="Table2.E15" office:value-type="string">
            <text:p text:style-name="P35"/>
          </table:table-cell>
        </table:table-row>
        <table:table-row table:style-name="Table2.19">
          <table:covered-table-cell table:style-name="Table2.A10"/>
          <table:covered-table-cell/>
          <table:table-cell table:style-name="Table2.C14" table:number-columns-spanned="2" office:value-type="string">
            <text:p text:style-name="P18">Amount Due</text:p>
          </table:table-cell>
          <table:covered-table-cell/>
          <table:table-cell table:style-name="Table2.E14" office:value-type="string">
            <text:p text:style-name="P17"><text:user-field-get text:name="py3o.o.bf_residual">residual</text:user-field-get></text:p>
          </table:table-cell>
        </table:table-row>
        <table:table-row table:style-name="Table2.20">
          <table:covered-table-cell table:style-name="Table2.A10"/>
          <table:covered-table-cell/>
          <table:table-cell table:style-name="Table2.C15" table:number-columns-spanned="2" office:value-type="string">
            <text:p text:style-name="P44"><text:a xlink:type="simple" xlink:href="py3o:///if" text:style-name="Internet_20_link" text:visited-style-name="Visited_20_Internet_20_Link"><text:span text:style-name="T21">if</text:span></text:a></text:p>
          </table:table-cell>
          <table:covered-table-cell/>
          <table:table-cell table:style-name="Table2.C15" office:value-type="string">
            <text:p text:style-name="P35"/>
          </table:table-cell>
        </table:table-row>
      </table:table>
      <text:p text:style-name="P46"><text:soft-page-break/><text:a xlink:type="simple" xlink:href="py3o://if=%22o.comment%22" text:style-name="Internet_20_link" text:visited-style-name="Visited_20_Internet_20_Link"><text:span text:style-name="T8">if="o.comment"</text:span></text:a></text:p>
      <text:p text:style-name="P11"/>
      <text:p text:style-name="P47"><text:span text:style-name="T22">Terms </text:span><text:span text:style-name="T23">&amp; Conditions/Note</text:span><text:span text:style-name="T22">:</text:span></text:p>
      <text:p text:style-name="P43"><text:user-field-get text:name="py3o.o.bf_comment">bf_comment</text:user-field-get></text:p>
      <text:p text:style-name="P46"><text:a xlink:type="simple" xlink:href="py3o:///if" text:style-name="Internet_20_link" text:visited-style-name="Visited_20_Internet_20_Link"><text:span text:style-name="T9">if</text:span></text:a></text:p>
      <text:p text:style-name="P4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ato" svg:font-family="Lato" style:font-pitch="variable"/>
    <style:font-face style:name="Lato Black" svg:font-family="'Lato Black'"/>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9.001cm" table:align="margins"/>
    </style:style>
    <style:style style:name="Table5.A" style:family="table-column">
      <style:table-column-properties style:column-width="10.292cm" style:rel-column-width="35499*"/>
    </style:style>
    <style:style style:name="Table5.B" style:family="table-column">
      <style:table-column-properties style:column-width="8.708cm" style:rel-column-width="30036*"/>
    </style:style>
    <style:style style:name="Table5.1" style:family="table-row">
      <style:table-row-properties style:min-row-height="0.605cm"/>
    </style:style>
    <style:style style:name="Table5.A1" style:family="table-cell">
      <style:table-cell-properties fo:padding="0cm" fo:border="none"/>
    </style:style>
    <style:style style:name="Table5.B1" style:family="table-cell">
      <style:table-cell-properties fo:background-color="#ed1b34" fo:padding="0.199cm" fo:border="none">
        <style:background-image/>
      </style:table-cell-properties>
    </style:style>
    <style:style style:name="Table5.B2" style:family="table-cell">
      <style:table-cell-properties fo:padding-left="0cm" fo:padding-right="0cm" fo:padding-top="0.199cm" fo:padding-bottom="0cm" fo:border="none"/>
    </style:style>
    <style:style style:name="Table3" style:family="table">
      <style:table-properties style:width="19.001cm" table:align="margins"/>
    </style:style>
    <style:style style:name="Table3.A" style:family="table-column">
      <style:table-column-properties style:column-width="8.608cm" style:rel-column-width="29689*"/>
    </style:style>
    <style:style style:name="Table3.B" style:family="table-column">
      <style:table-column-properties style:column-width="0.9cm" style:rel-column-width="3102*"/>
    </style:style>
    <style:style style:name="Table3.D" style:family="table-column">
      <style:table-column-properties style:column-width="8.594cm" style:rel-column-width="29642*"/>
    </style:style>
    <style:style style:name="Table3.A1" style:family="table-cell">
      <style:table-cell-properties fo:padding="0.199cm" fo:border="none"/>
    </style:style>
    <style:style style:name="Table3.A2" style:family="table-cell">
      <style:table-cell-properties style:vertical-align="middle" fo:padding="0cm" fo:border="none"/>
    </style:style>
    <style:style style:name="Table3.C2" style:family="table-cell">
      <style:table-cell-properties style:vertical-align="middle" fo:padding="0cm" fo:border-left="1.5pt solid #a0a5ac" fo:border-right="none" fo:border-top="none" fo:border-bottom="none"/>
    </style:style>
    <style:style style:name="MP1" style:family="paragraph" style:parent-style-name="Standard">
      <style:text-properties fo:font-size="3pt" officeooo:paragraph-rsid="001f12cb" style:font-size-asian="2.59999990463257pt" style:font-size-complex="3pt"/>
    </style:style>
    <style:style style:name="MP2" style:family="paragraph" style:parent-style-name="Footer">
      <style:paragraph-properties fo:line-height="115%" fo:text-align="end" style:justify-single-word="false"/>
      <style:text-properties fo:color="#ffffff" loext:opacity="100%" style:font-name="Lato" fo:font-size="9pt" officeooo:paragraph-rsid="0010b5ab" style:font-size-asian="9pt" style:font-size-complex="9pt"/>
    </style:style>
    <style:style style:name="MP3" style:family="paragraph">
      <loext:graphic-properties draw:fill="solid" draw:fill-color="#e7e8eb" draw:opacity="100%"/>
      <style:paragraph-properties style:writing-mode="lr-tb"/>
    </style:style>
    <style:style style:name="MP4" style:family="paragraph">
      <loext:graphic-properties draw:fill="solid" draw:fill-color="#30343a" draw:opacity="100%"/>
      <style:paragraph-properties style:writing-mode="lr-tb"/>
    </style:style>
    <style:style style:name="MP5" style:family="paragraph">
      <loext:graphic-properties draw:fill="solid" draw:fill-color="#ba1127" draw:opacity="100%"/>
      <style:paragraph-properties style:writing-mode="lr-tb"/>
    </style:style>
    <style:style style:name="MP6" style:family="paragraph">
      <loext:graphic-properties draw:fill="solid" draw:fill-color="#ed1b34" draw:opacity="100%"/>
      <style:paragraph-properties style:writing-mode="lr-tb"/>
    </style:style>
    <style:style style:name="MP7" style:family="paragraph" style:parent-style-name="Table_20_Contents">
      <style:text-properties style:font-name="Lato" fo:font-size="8pt" officeooo:paragraph-rsid="001f12cb" style:font-size-asian="8pt" style:font-size-complex="8pt"/>
    </style:style>
    <style:style style:name="MP8" style:family="paragraph" style:parent-style-name="Frame_20_contents">
      <style:paragraph-properties fo:text-align="center" style:justify-single-word="false"/>
      <style:text-properties fo:color="#ffffff" loext:opacity="100%" style:font-name="Lato" fo:font-size="14pt" fo:font-weight="bold" officeooo:rsid="008feb0b" officeooo:paragraph-rsid="00206bd0" style:font-size-asian="14pt" style:font-weight-asian="bold" style:font-size-complex="14pt" style:font-weight-complex="bold"/>
    </style:style>
    <style:style style:name="MP9" style:family="paragraph" style:parent-style-name="Frame_20_contents">
      <style:paragraph-properties fo:text-align="start" style:justify-single-word="false"/>
      <style:text-properties style:font-name="Lato" fo:font-size="8pt" fo:font-weight="bold" officeooo:rsid="008feb0b" officeooo:paragraph-rsid="001f12cb" style:font-size-asian="8pt" style:font-weight-asian="bold" style:font-size-complex="8pt" style:font-weight-complex="bold"/>
    </style:style>
    <style:style style:name="MP10" style:family="paragraph" style:parent-style-name="Frame_20_contents">
      <style:paragraph-properties fo:text-align="start" style:justify-single-word="false"/>
      <style:text-properties style:font-name="Lato" fo:font-size="8pt" fo:font-weight="normal" officeooo:rsid="008feb0b" officeooo:paragraph-rsid="001f12cb" style:font-size-asian="8pt" style:font-weight-asian="normal" style:font-size-complex="8pt" style:font-weight-complex="normal"/>
    </style:style>
    <style:style style:name="MP11" style:family="paragraph" style:parent-style-name="Table_20_Contents">
      <style:paragraph-properties fo:text-align="start" style:justify-single-word="false"/>
      <style:text-properties officeooo:paragraph-rsid="001f12cb"/>
    </style:style>
    <style:style style:name="MP12" style:family="paragraph" style:parent-style-name="Table_20_Contents">
      <style:paragraph-properties fo:text-align="start" style:justify-single-word="false"/>
      <style:text-properties style:font-name="Lato" fo:font-size="8pt" officeooo:rsid="002f2c52" officeooo:paragraph-rsid="001f12cb" style:font-size-asian="8pt" style:font-size-complex="8pt"/>
    </style:style>
    <style:style style:name="MP13" style:family="paragraph" style:parent-style-name="Table_20_Contents">
      <style:paragraph-properties fo:text-align="start" style:justify-single-word="false"/>
      <style:text-properties style:font-name="Lato" fo:font-size="8pt" officeooo:paragraph-rsid="001f12cb" style:font-size-asian="8pt" style:font-size-complex="8pt"/>
    </style:style>
    <style:style style:name="MP14" style:family="paragraph" style:parent-style-name="Table_20_Contents">
      <style:paragraph-properties fo:text-align="start" style:justify-single-word="false"/>
      <style:text-properties style:font-name="Calibri" fo:font-size="8pt" fo:font-weight="normal" officeooo:rsid="008feb0b" officeooo:paragraph-rsid="001f12cb" style:font-size-asian="8pt" style:font-weight-asian="normal" style:font-size-complex="8pt" style:font-weight-complex="normal"/>
    </style:style>
    <style:style style:name="MP15" style:family="paragraph" style:parent-style-name="Standard">
      <style:paragraph-properties fo:text-align="center" style:justify-single-word="false"/>
      <style:text-properties style:font-name="Lato" officeooo:paragraph-rsid="0010b5ab"/>
    </style:style>
    <style:style style:name="MP16" style:family="paragraph">
      <loext:graphic-properties draw:fill="solid" draw:fill-color="#ffffff"/>
      <style:paragraph-properties style:writing-mode="lr-tb"/>
    </style:style>
    <style:style style:name="MP17" style:family="paragraph">
      <loext:graphic-properties draw:fill="solid" draw:fill-color="#262626" draw:opacity="100%"/>
      <style:paragraph-properties style:writing-mode="lr-tb"/>
    </style:style>
    <style:style style:name="MP18" style:family="paragraph" style:parent-style-name="Footer">
      <style:paragraph-properties fo:line-height="115%" fo:text-align="center" style:justify-single-word="false"/>
      <style:text-properties fo:color="#ffffff" loext:opacity="100%" style:font-name="Lato" fo:font-size="8pt" officeooo:paragraph-rsid="0011432d" style:font-size-asian="8pt" style:font-size-complex="8pt"/>
    </style:style>
    <style:style style:name="MP19" style:family="paragraph" style:parent-style-name="Table_20_Contents">
      <style:paragraph-properties fo:text-align="end" style:justify-single-word="false"/>
      <style:text-properties fo:color="#ffffff" loext:opacity="100%" style:font-name="Lato" fo:font-size="8pt" officeooo:paragraph-rsid="000f9b94" style:font-size-asian="8pt" style:font-size-complex="8pt"/>
    </style:style>
    <style:style style:name="MP20" style:family="paragraph" style:parent-style-name="Standard">
      <style:paragraph-properties fo:text-align="center" style:justify-single-word="false"/>
      <style:text-properties style:font-name="Lato" officeooo:paragraph-rsid="002842ce"/>
    </style:style>
    <style:style style:name="MP21" style:family="paragraph">
      <loext:graphic-properties draw:fill="solid" draw:fill-color="#ed1b34"/>
      <style:paragraph-properties style:writing-mode="lr-tb"/>
    </style:style>
    <style:style style:name="MP22" style:family="paragraph">
      <loext:graphic-properties draw:fill="solid" draw:fill-color="#ffffff"/>
      <style:paragraph-properties fo:text-align="center" style:writing-mode="lr-tb"/>
    </style:style>
    <style:style style:name="MP23" style:family="paragraph">
      <loext:graphic-properties draw:fill="solid" draw:fill-color="#ffffff" draw:opacity="100%"/>
      <style:paragraph-properties style:writing-mode="lr-tb"/>
    </style:style>
    <style:style style:name="MP24" style:family="paragraph" style:parent-style-name="Table_20_Contents">
      <style:text-properties fo:color="#ffffff" loext:opacity="100%" style:font-name="Lato" fo:font-size="8pt" officeooo:rsid="000f9b94" officeooo:paragraph-rsid="000f9b94" style:font-size-asian="8pt" style:font-size-complex="8pt"/>
    </style:style>
    <style:style style:name="MT1" style:family="text">
      <style:text-properties style:font-name="Lato" officeooo:rsid="00311258"/>
    </style:style>
    <style:style style:name="MT2" style:family="text">
      <style:text-properties officeooo:rsid="00206bd0"/>
    </style:style>
    <style:style style:name="MT3" style:family="text">
      <style:text-properties fo:font-weight="bold" style:font-weight-asian="bold" style:font-weight-complex="bold"/>
    </style:style>
    <style:style style:name="MT4" style:family="text">
      <style:text-properties style:font-name="Lato" fo:font-size="8pt" officeooo:rsid="00311258" style:font-size-asian="8pt" style:font-size-complex="8pt"/>
    </style:style>
    <style:style style:name="MT5" style:family="text">
      <style:text-properties fo:font-weight="normal" officeooo:rsid="008feb0b" style:font-weight-asian="normal" style:font-weight-complex="normal"/>
    </style:style>
    <style:style style:name="MT6" style:family="text">
      <style:text-properties fo:font-weight="normal" style:font-weight-asian="normal" style:font-weight-complex="normal"/>
    </style:style>
    <style:style style:name="MT7" style:family="text">
      <style:text-properties style:font-name="Lato" fo:font-size="8pt" fo:font-weight="normal" officeooo:rsid="00311258" style:font-size-asian="8pt" style:font-weight-asian="normal" style:font-size-complex="8pt" style:font-weight-complex="normal"/>
    </style:style>
    <style:style style:name="MT8" style:family="text">
      <style:text-properties fo:font-weight="normal" officeooo:rsid="00311258" style:font-weight-asian="normal" style:font-weight-complex="normal"/>
    </style:style>
    <style:style style:name="MT9" style:family="text">
      <style:text-properties fo:font-weight="normal" officeooo:rsid="002f2c52" style:font-weight-asian="normal" style:font-weight-complex="normal"/>
    </style:style>
    <style:style style:name="Mfr1" style:family="graphic" style:parent-style-name="Frame">
      <style:graphic-properties fo:margin-left="0cm" fo:margin-right="0cm" fo:margin-top="0cm" fo:margin-bottom="0cm" style:wrap="none" style:vertical-pos="from-top" style:horizontal-pos="from-left" style:horizontal-rel="paragraph" fo:padding="0cm" fo:border="none" draw:wrap-influence-on-position="once-concurrent" loext:allow-overlap="true">
        <style:columns fo:column-count="1" fo:column-gap="0cm"/>
      </style:graphic-properties>
    </style:style>
    <style:style style:name="M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solid" draw:fill-color="#e7e8eb" draw:opacity="100%" draw:textarea-horizontal-align="left" draw:textarea-vertical-align="top" draw:auto-grow-height="false" fo:min-height="5.579cm" fo:min-width="20.101cm" fo:padding-top="0.224cm" fo:padding-bottom="0.224cm" fo:padding-left="0.448cm" fo:padding-right="0.448cm" fo:wrap-option="wrap" draw:shadow-color="#808080" style:run-through="background"/>
    </style:style>
    <style:style style:name="Mgr3" style:family="graphic">
      <style:graphic-properties draw:stroke="none" draw:fill="solid" draw:fill-color="#30343a" draw:opacity="100%" draw:textarea-horizontal-align="left" draw:textarea-vertical-align="top" draw:auto-grow-height="false" fo:min-height="4.05cm" fo:min-width="20.101cm" fo:padding-top="0.224cm" fo:padding-bottom="0.224cm" fo:padding-left="0.448cm" fo:padding-right="0.448cm" fo:wrap-option="wrap" draw:shadow-color="#808080" style:run-through="background"/>
    </style:style>
    <style:style style:name="Mgr4" style:family="graphic">
      <style:graphic-properties draw:stroke="none" draw:fill="solid" draw:fill-color="#ba1127" draw:opacity="100%" draw:textarea-horizontal-align="left" draw:textarea-vertical-align="top" draw:auto-grow-height="false" fo:min-height="2.413cm" fo:min-width="20.101cm" fo:padding-top="0.224cm" fo:padding-bottom="0.224cm" fo:padding-left="0.448cm" fo:padding-right="0.448cm" fo:wrap-option="wrap" draw:shadow-color="#808080" style:run-through="background"/>
    </style:style>
    <style:style style:name="Mgr5" style:family="graphic">
      <style:graphic-properties draw:stroke="none" draw:fill="solid" draw:fill-color="#ed1b34" draw:opacity="100%" draw:textarea-horizontal-align="left" draw:textarea-vertical-align="top" draw:auto-grow-height="false" fo:min-height="2.413cm" fo:min-width="20.101cm" fo:padding-top="0.224cm" fo:padding-bottom="0.224cm" fo:padding-left="0.448cm" fo:padding-right="0.448cm" fo:wrap-option="wrap" draw:shadow-color="#808080" style:run-through="background"/>
    </style:style>
    <style:style style:name="Mgr6" style:family="graphic">
      <style:graphic-properties style:run-through="foreground" style:vertical-pos="from-top" style:horizontal-pos="from-left" style:horizontal-rel="paragraph" draw:wrap-influence-on-position="once-concurrent" loext:allow-overlap="true" style:flow-with-text="false"/>
    </style:style>
    <style:style style:name="Mgr7" style:family="graphic">
      <style:graphic-properties draw:stroke="none" draw:fill="solid" draw:fill-color="#ffffff" draw:textarea-horizontal-align="left" draw:textarea-vertical-align="top" draw:auto-grow-height="false" fo:min-height="0.007cm" fo:min-width="0cm" fo:padding-top="0.229cm" fo:padding-bottom="0.229cm" fo:padding-left="0.441cm" fo:padding-right="0.441cm" fo:wrap-option="wrap" draw:shadow-color="#808080" style:run-through="foreground"/>
    </style:style>
    <style:style style:name="Mgr8" style:family="graphic">
      <style:graphic-properties draw:stroke="none" draw:fill="solid" draw:fill-color="#262626"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Mgr9"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10" style:family="graphic">
      <style:graphic-properties draw:stroke="none" draw:fill="solid" draw:fill-color="#ed1b34" draw:textarea-horizontal-align="left" draw:textarea-vertical-align="top" draw:auto-grow-height="false" fo:min-height="0.012cm" fo:min-width="0cm" fo:padding-top="0.229cm" fo:padding-bottom="0.229cm" fo:padding-left="0.441cm" fo:padding-right="0.441cm" fo:wrap-option="wrap" draw:shadow-color="#808080" style:run-through="foreground"/>
    </style:style>
    <style:style style:name="Mgr11" style:family="graphic">
      <style:graphic-properties draw:stroke="none" draw:fill="solid" draw:fill-color="#ffffff" draw:textarea-horizontal-align="justify" draw:textarea-vertical-align="top" draw:auto-grow-height="false" draw:auto-grow-width="false" fo:min-height="0.109cm" fo:min-width="0cm" fo:padding-top="0.127cm" fo:padding-bottom="0.127cm" fo:padding-left="0.254cm" fo:padding-right="0.254cm" fo:wrap-option="wrap" draw:shadow-color="#808080" style:run-through="foreground"/>
      <style:paragraph-properties style:writing-mode="lr-tb"/>
    </style:style>
    <style:style style:name="Mgr12" style:family="graphic">
      <style:graphic-properties draw:stroke="none" draw:fill="solid" draw:fill-color="#ffffff"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page-layout style:name="Mpm1">
      <style:page-layout-properties fo:page-width="21.001cm" fo:page-height="29.7cm" style:num-format="1" style:print-orientation="portrait" fo:margin-top="1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date_due" text:name="py3o.o.bf_date_due"/>
          <text:user-field-decl office:value-type="string" office:string-value="bf_number" text:name="py3o.o.bf_number"/>
          <text:user-field-decl office:value-type="string" office:string-value="bf_display_address_without_company" text:name="py3o.o.company_id.bf_display_address_without_company"/>
          <text:user-field-decl office:value-type="string" office:string-value="bf_vat_label_full" text:name="py3o.o.company_id.partner_id.bf_vat_label_full"/>
          <text:user-field-decl office:value-type="string" office:string-value="name" text:name="py3o.o.name"/>
          <text:user-field-decl office:value-type="string" office:string-value="origin" text:name="py3o.o.origin"/>
          <text:user-field-decl office:value-type="string" office:string-value="display_address_without_company_line" text:name="py3o.o.partner_id.display_address_without_company_line"/>
          <text:user-field-decl office:value-type="string" office:string-value="partner_id.display_name" text:name="py3o.o.partner_id.display_name"/>
          <text:user-field-decl office:value-type="string" office:string-value="reference" text:name="py3o.o.reference"/>
        </text:user-field-decls>
        <table:table table:name="Table5" table:style-name="Table5">
          <table:table-column table:style-name="Table5.A"/>
          <table:table-column table:style-name="Table5.B"/>
          <table:table-row table:style-name="Table5.1">
            <table:table-cell table:style-name="Table5.A1" table:number-rows-spanned="2" office:value-type="string">
              <text:p text:style-name="MP7"><draw:frame draw:style-name="Mfr1" draw:name="py3o.image(o.company_id.logo, 'png', width='1.5cm', height='1.5cm', isb64=True)" text:anchor-type="as-char" svg:y="-0.605cm" svg:width="1.799cm" draw:z-index="9"><draw:text-box fo:min-height="1.799cm"><text:p text:style-name="Frame_20_contents"/></draw:text-box></draw:frame></text:p>
              <text:p text:style-name="MP7"/>
              <text:p text:style-name="MP7"><text:user-field-get text:name="py3o.o.company_id.bf_display_address_without_company">bf_display_address_without_company</text:user-field-get></text:p>
              <text:p text:style-name="MP7"/>
              <text:p text:style-name="MP7"><text:user-field-get text:name="py3o.o.company_id.partner_id.bf_vat_label_full">bf_vat_label_full</text:user-field-get></text:p>
            </table:table-cell>
            <table:table-cell table:style-name="Table5.B1" office:value-type="string">
              <text:p text:style-name="MP8"><text:span text:style-name="MT1">I</text:span><text:span text:style-name="MT2">NVOICE TO</text:span></text:p>
            </table:table-cell>
          </table:table-row>
          <table:table-row table:style-name="TableLine274990272">
            <table:covered-table-cell table:style-name="Table5.A1"/>
            <table:table-cell table:style-name="Table5.B2" office:value-type="string">
              <text:p text:style-name="MP9"><text:user-field-get text:name="py3o.o.partner_id.display_name">partner_id.display_name</text:user-field-get></text:p>
              <text:p text:style-name="MP10"><text:user-field-get text:name="py3o.o.partner_id.display_address_without_company_line">display_address_without_company_line</text:user-field-get></text:p>
              <text:p text:style-name="MP10"/>
              <text:p text:style-name="MP10">Invoice Date: <text:user-field-get text:name="py3o.o.bf_date_due">date_due</text:user-field-get></text:p>
              <text:p text:style-name="MP10">Invoice # <text:span text:style-name="MT3"><text:user-field-get text:name="py3o.o.bf_number">bf_number</text:user-field-get></text:span></text:p>
              <text:p text:style-name="MP11"><text:a xlink:type="simple" xlink:href="py3o://if=%22o.date_due%22" text:style-name="Internet_20_link" text:visited-style-name="Visited_20_Internet_20_Link"><text:span text:style-name="MT4">if="o.date_due"</text:span></text:a></text:p>
              <text:p text:style-name="MP12"><text:span text:style-name="MT5">D</text:span><text:span text:style-name="MT6">ate Due: </text:span><text:span text:style-name="MT6"><text:user-field-get text:name="py3o.o.bf_date_due">date_due</text:user-field-get></text:span></text:p>
              <text:p text:style-name="MP11"><text:a xlink:type="simple" xlink:href="py3o:///if" text:style-name="Internet_20_link" text:visited-style-name="Visited_20_Internet_20_Link"><text:span text:style-name="MT7">if</text:span></text:a></text:p>
              <text:p text:style-name="MP11"><text:a xlink:type="simple" xlink:href="py3o://if=%22o.reference%22" text:style-name="Internet_20_link" text:visited-style-name="Visited_20_Internet_20_Link"><text:span text:style-name="MT4">if="o.reference"</text:span></text:a></text:p>
              <text:p text:style-name="MP12"><text:span text:style-name="MT8">Reference</text:span><text:span text:style-name="MT6">: </text:span><text:span text:style-name="MT6"><text:user-field-get text:name="py3o.o.reference">reference</text:user-field-get></text:span></text:p>
              <text:p text:style-name="MP11"><text:a xlink:type="simple" xlink:href="py3o:///if" text:style-name="Internet_20_link" text:visited-style-name="Visited_20_Internet_20_Link"><text:span text:style-name="MT7">if</text:span></text:a></text:p>
              <text:p text:style-name="MP11"><text:a xlink:type="simple" xlink:href="py3o://if=%22o.origin%22" text:style-name="Internet_20_link" text:visited-style-name="Visited_20_Internet_20_Link"><text:span text:style-name="MT4">if="o.origin"</text:span></text:a></text:p>
              <text:p text:style-name="MP13"><text:span text:style-name="MT8">Source</text:span><text:span text:style-name="MT9">: </text:span><text:span text:style-name="MT9"><text:user-field-get text:name="py3o.o.origin">origin</text:user-field-get></text:span></text:p>
              <text:p text:style-name="MP11"><text:a xlink:type="simple" xlink:href="py3o:///if" text:style-name="Internet_20_link" text:visited-style-name="Visited_20_Internet_20_Link"><text:span text:style-name="MT7">if</text:span></text:a></text:p>
              <text:p text:style-name="MP11"><text:a xlink:type="simple" xlink:href="py3o://if=%22o.name%22" text:style-name="Internet_20_link" text:visited-style-name="Visited_20_Internet_20_Link"><text:span text:style-name="MT4">if="o.name"</text:span></text:a></text:p>
              <text:p text:style-name="MP13"><text:span text:style-name="MT8">Description</text:span><text:span text:style-name="MT9">: </text:span><text:span text:style-name="MT9"><text:user-field-get text:name="py3o.o.name">name</text:user-field-get></text:span></text:p>
              <text:p text:style-name="MP14"><text:a xlink:type="simple" xlink:href="py3o:///if" text:style-name="Internet_20_link" text:visited-style-name="Visited_20_Internet_20_Link"><text:span text:style-name="MT1">if</text:span></text:a></text:p>
            </table:table-cell>
          </table:table-row>
        </table:table>
        <text:p text:style-name="MP1"/>
      </style:header>
      <style:footer>
        <text:user-field-decls>
          <text:user-field-decl office:value-type="string" office:string-value="display_address_without_company_line" text:name="py3o.o.company_id.display_address_without_company_line"/>
          <text:user-field-decl office:value-type="string" office:string-value="email" text:name="py3o.o.company_id.email"/>
          <text:user-field-decl office:value-type="string" office:string-value="phone" text:name="py3o.o.company_id.phone"/>
          <text:user-field-decl office:value-type="string" office:string-value="website" text:name="py3o.o.company_id.website"/>
        </text:user-field-decls>
        <table:table table:name="Table3" table:style-name="Table3">
          <table:table-column table:style-name="Table3.A"/>
          <table:table-column table:style-name="Table3.B" table:number-columns-repeated="2"/>
          <table:table-column table:style-name="Table3.D"/>
          <table:table-row table:style-name="TableLine274231008">
            <table:table-cell table:style-name="Table3.A1" table:number-columns-spanned="4" office:value-type="string">
              <text:p text:style-name="MP15"><draw:g text:anchor-type="as-char" svg:y="-0.829cm" draw:z-index="3" draw:name="Shape1" draw:style-name="Mgr6"><draw:custom-shape draw:name="Oval 13" draw:style-name="Mgr7" draw:text-style-name="MP16" svg:width="0.657cm" svg:height="0.657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4" draw:style-name="Mgr8" draw:text-style-name="MP17" svg:width="0.269cm" svg:height="0.436cm" svg:x="0.18cm" svg:y="0.125cm"><text:p/><draw:enhanced-geometry svg:viewBox="0 0 26 42" draw:extrusion-allowed="true" draw:glue-points="48260 0 0 48547 48260 156845 96520 48547 48260 0 48260 70954 25986 48547 48260 26141 70534 48547 48260 70954" draw:type="non-primitive" draw:enhanced-path="M 13 0 C 6 0 0 6 0 13 0 20 13 42 13 42 13 42 26 20 26 13 26 6 20 0 13 0 Z M 13 19 C 10 19 7 16 7 13 7 10 10 7 13 7 17 7 19 10 19 13 19 16 17 19 13 19 Z N"><draw:equation draw:name="f0" draw:formula="sqrt(0)"/><draw:equation draw:name="f1" draw:formula="6-13"/><draw:equation draw:name="f2" draw:formula="20+13-42"/><draw:equation draw:name="f3" draw:formula="sqrt(42)"/><draw:equation draw:name="f4" draw:formula=""/><draw:equation draw:name="f5" draw:formula=""/><draw:equation draw:name="f6" draw:formula="sqrt(0)"/><draw:equation draw:name="f7" draw:formula="19*cos(7*(pi/180))"/><draw:equation draw:name="f8" draw:formula="sqrt(13*13+7*7+10*10)"/><draw:equation draw:name="f9" draw:formula="7*cos(13*(pi/180))"/><draw:equation draw:name="f10" draw:formula=""/><draw:equation draw:name="f11" draw:formula=""/><draw:equation draw:name="f12" draw:formula=""/><draw:equation draw:name="f13" draw:formula="sqrt(16)"/><draw:equation draw:name="f14" draw:formula="*8193/8193"/><draw:equation draw:name="f15" draw:formula="*/8193"/><draw:equation draw:name="f16" draw:formula="*24577/-32768"/><draw:equation draw:name="f17" draw:formula="12*cos(8*(pi/180))"/><draw:equation draw:name="f18" draw:formula=""/><draw:equation draw:name="f19" draw:formula="-16989--17276"/><draw:equation draw:name="f20" draw:formula="25773+2-30984"/><draw:equation draw:name="f21" draw:formula="-16989*0/-17276"/><draw:equation draw:name="f22" draw:formula="--17276"/><draw:equation draw:name="f23" draw:formula="5418+1-25986"/><draw:equation draw:name="f24" draw:formula="-16989--17276"/><draw:equation draw:name="f25" draw:formula="26141-4998"/></draw:enhanced-geometry></draw:custom-shape></draw:g></text:p>
              <text:p text:style-name="MP18"><text:user-field-get text:name="py3o.o.company_id.display_address_without_company_line">display_address_without_company_line</text:user-field-get></text:p>
            </table:table-cell>
            <table:covered-table-cell/>
            <table:covered-table-cell/>
            <table:covered-table-cell/>
          </table:table-row>
          <table:table-row table:style-name="TableLine275557840">
            <table:table-cell table:style-name="Table3.A2" office:value-type="string">
              <text:p text:style-name="MP19"><text:user-field-get text:name="py3o.o.company_id.phone">phone</text:user-field-get></text:p>
            </table:table-cell>
            <table:table-cell table:style-name="Table3.A2" office:value-type="string">
              <text:p text:style-name="MP20"><draw:g text:anchor-type="as-char" draw:z-index="7" draw:name="Shape2" draw:style-name="Mgr9"><draw:custom-shape draw:name="Oval 11" draw:style-name="Mgr10" draw:text-style-name="MP21" svg:width="0.657cm" svg:height="0.666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5" draw:style-name="Mgr11" draw:text-style-name="MP22" svg:width="0.357cm" svg:height="0.362cm" svg:x="0.162cm" svg:y="0.141cm"><text:p/><draw:enhanced-geometry svg:viewBox="0 0 34 35" draw:extrusion-allowed="true" draw:text-areas="0 0 34 35" draw:glue-points="128270 104140 128270 107859 109407 126456 105634 130175 101861 130175 101861 130175 98089 130175 90544 130175 75453 122736 56590 115298 33954 96701 18863 78105 11318 59509 3773 48351 0 37193 0 29754 0 29754 3773 26035 3773 22316 22636 3719 26409 0 30181 3719 33954 3719 45272 33474 49044 37193 45272 40912 37726 48351 37726 48351 37726 48351 41499 55789 45272 63228 52817 74386 64135 85544 71680 89263 79226 92982 79226 92982 79226 92982 82998 92982 90544 85544 94316 81824 98089 81824 98089 81824 124497 96701 128270 104140 128270 104140 128270 104140" draw:type="mso-spt100" draw:enhanced-path="M 34 28 C 34 28 34 29 34 29 29 34 29 34 29 34 29 34 28 34 28 35 28 35 27 35 27 35 27 35 27 35 27 35 27 35 26 35 26 35 26 35 25 35 24 35 23 34 22 34 20 33 19 33 17 32 15 31 13 29 11 28 9 26 8 24 6 22 5 21 4 19 3 18 3 16 2 15 1 14 1 13 1 12 0 11 0 10 0 9 0 9 0 8 0 8 0 8 0 8 0 7 0 7 1 7 1 6 1 6 1 6 6 1 6 1 6 1 6 1 7 0 7 0 7 0 8 0 8 1 8 1 8 1 9 1 12 9 12 9 12 9 13 9 13 10 13 10 12 10 12 11 12 11 10 13 10 13 10 13 10 13 10 13 10 13 10 13 10 13 10 13 10 14 10 15 11 15 11 16 11 17 12 17 13 18 13 19 14 20 16 21 17 22 17 23 18 24 19 24 19 24 20 25 20 25 21 25 21 25 21 25 21 25 21 25 21 25 21 25 22 25 22 25 22 25 24 23 24 23 24 23 24 22 25 22 25 22 26 22 26 22 26 22 26 22 26 22 26 22 33 26 33 26 33 26 34 27 34 27 34 28 Z M 34 28 C 34 28 34 28 34 28 N"/></draw:custom-shape></draw:g></text:p>
            </table:table-cell>
            <table:table-cell table:style-name="Table3.C2" office:value-type="string">
              <text:p text:style-name="MP20"><draw:g text:anchor-type="as-char" draw:z-index="5" draw:name="Shape3" draw:style-name="Mgr9"><draw:custom-shape draw:name="Oval 12" draw:style-name="Mgr10" draw:text-style-name="MP21" svg:width="0.657cm" svg:height="0.666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6" draw:style-name="Mgr12" draw:text-style-name="MP23" svg:width="0.375cm" svg:height="0.366cm" svg:x="0.145cm" svg:y="0.132cm"><text:p/><draw:enhanced-geometry svg:viewBox="0 0 36 35" draw:extrusion-allowed="true" draw:glue-points="0 67600 134620 67600 104704 86378 127141 71356 104704 86378 26176 60089 14958 45067 97226 45067 71049 60089 97226 45067 71049 7511 89747 22533 71049 33800 56092 11267 63571 33800 48613 22533 63571 60089 37394 45067 14958 86378 26176 71356 14958 86378 63571 71356 37394 86378 63571 97645 56092 120178 41134 97645 89747 108912 71049 123934 93486 97645 71049 86378 97226 71356 71049 86378 104704 45067 127141 60089 115923 33800 93486 15022 115923 33800 41134 15022 18697 33800 18697 97645 41134 116423 18697 97645 93486 116423 115923 97645" draw:type="non-primitive" draw:enhanced-path="M 18 0 C 8 0 0 8 0 18 0 27 8 35 18 35 28 35 36 27 36 18 36 8 28 0 18 0 Z M 28 23 C 29 22 29 20 29 19 34 19 34 19 34 19 34 20 33 22 32 23 L 28 23 Z M 8 12 C 8 13 7 15 7 16 3 16 3 16 3 16 3 15 3 13 4 12 L 8 12 Z M 26 12 C 26 13 26 15 26 16 19 16 19 16 19 16 19 12 19 12 19 12 L 26 12 Z M 19 9 C 19 2 19 2 19 2 20 3 20 3 21 3 22 4 23 5 24 6 24 7 25 8 25 9 L 19 9 Z M 13 6 C 13 5 14 4 15 3 16 3 16 3 17 2 17 9 17 9 17 9 11 9 11 9 11 9 12 8 12 7 13 6 Z M 17 12 C 17 16 17 16 17 16 10 16 10 16 10 16 10 15 10 13 10 12 L 17 12 Z M 4 23 C 3 22 3 20 3 19 7 19 7 19 7 19 7 20 8 22 8 23 L 4 23 Z M 10 19 C 17 19 17 19 17 19 17 23 17 23 17 23 10 23 10 23 10 23 10 22 10 20 10 19 Z M 17 26 C 17 33 17 33 17 33 16 33 16 32 15 32 14 31 13 30 13 29 12 28 12 27 11 26 L 17 26 Z M 24 29 C 23 30 22 31 21 32 20 32 20 33 19 33 19 26 19 26 19 26 25 26 25 26 25 26 25 27 24 28 24 29 Z M 19 23 C 19 19 19 19 19 19 26 19 26 19 26 19 26 20 26 22 26 23 L 19 23 Z M 29 16 C 29 15 29 13 28 12 32 12 32 12 32 12 33 13 34 15 34 16 L 29 16 Z M 31 9 C 28 9 28 9 28 9 27 7 26 5 25 4 26 4 28 5 29 7 30 7 31 8 31 9 Z M 7 7 C 8 5 10 4 11 4 10 5 9 7 9 9 5 9 5 9 5 9 6 8 6 7 7 7 Z M 5 26 C 9 26 9 26 9 26 9 28 10 30 11 31 10 31 8 30 7 28 6 28 6 27 5 26 Z M 29 28 C 28 30 26 31 25 31 26 30 27 28 28 26 31 26 31 26 31 26 31 27 30 28 29 28 Z N"/></draw:custom-shape></draw:g></text:p>
            </table:table-cell>
            <table:table-cell table:style-name="Table3.A2" office:value-type="string">
              <text:p text:style-name="MP24"><text:user-field-get text:name="py3o.o.company_id.email">email</text:user-field-get></text:p>
              <text:p text:style-name="MP24"><text:user-field-get text:name="py3o.o.company_id.website">website</text:user-field-get></text:p>
            </table:table-cell>
          </table:table-row>
        </table:table>
        <text:p text:style-name="MP2"><text:page-number text:select-page="current">2</text:page-number>/<text:page-count>2</text:page-count><draw:g text:anchor-type="char" draw:z-index="1" draw:name="Shape4" draw:style-name="Mgr1"><draw:custom-shape draw:name="Freeform 1148" draw:style-name="Mgr2" draw:text-style-name="MP3" svg:width="20.998cm" svg:height="6.028cm" svg:x="0cm" svg:y="22.902cm"><text:p/><draw:enhanced-geometry svg:viewBox="0 0 5008 1367" draw:extrusion-allowed="true" draw:glue-points="7950200 1085691 7950200 2169795 0 2169795 0 1085691 0 0 7950200 1085691" draw:type="non-primitive" draw:enhanced-path="M 5008 684 L 5008 1367 0 1367 0 684 0 0 5008 684 Z N"><draw:equation draw:name="f0" draw:formula=""/><draw:equation draw:name="f1" draw:formula="1367-684"/><draw:equation draw:name="f2" draw:formula="5008-684"/><draw:equation draw:name="f3" draw:formula="atan2(2,12)/(pi/180)"/><draw:equation draw:name="f4" draw:formula="1"/><draw:equation draw:name="f5" draw:formula="24577*-32768/6"/></draw:enhanced-geometry></draw:custom-shape><draw:custom-shape draw:name="Freeform 18" draw:style-name="Mgr3" draw:text-style-name="MP4" svg:width="20.998cm" svg:height="4.499cm" svg:x="0cm" svg:y="24.405cm"><text:p/><draw:enhanced-geometry svg:viewBox="0 0 5008 1020" draw:extrusion-allowed="true" draw:glue-points="0 536575 0 1619250 7950200 1619250 7950200 536575 3975100 0 0 536575" draw:type="non-primitive" draw:enhanced-path="M 0 338 L 0 1020 5008 1020 5008 338 2504 0 0 338 Z N"><draw:equation draw:name="f0" draw:formula="338-1020"/><draw:equation draw:name="f1" draw:formula=""/><draw:equation draw:name="f2" draw:formula=""/><draw:equation draw:name="f3" draw:formula="atan2(2,12)/(pi/180)"/><draw:equation draw:name="f4" draw:formula="1"/><draw:equation draw:name="f5" draw:formula="24577*-32768/6"/></draw:enhanced-geometry></draw:custom-shape><draw:custom-shape draw:name="Freeform 1149" draw:style-name="Mgr4" draw:text-style-name="MP5" svg:width="20.998cm" svg:height="2.862cm" svg:x="0cm" svg:y="26.837cm"><text:p/><draw:enhanced-geometry svg:viewBox="0 0 4807 649" draw:extrusion-allowed="true" draw:glue-points="0 1029970 7630795 0 7630795 1029970 0 1029970" draw:type="non-primitive" draw:enhanced-path="M 0 649 L 4807 0 4807 649 0 649 Z N"><draw:equation draw:name="f0" draw:formula="649+4807"/><draw:equation draw:name="f1" draw:formula=""/><draw:equation draw:name="f2" draw:formula="if(8,2,16384)"/><draw:equation draw:name="f3" draw:formula="1/24577"/></draw:enhanced-geometry></draw:custom-shape><draw:custom-shape draw:name="Freeform 31" draw:style-name="Mgr5" draw:text-style-name="MP6" svg:width="20.998cm" svg:height="2.862cm" svg:x="0cm" svg:y="26.837cm"><text:p/><draw:enhanced-geometry svg:viewBox="0 0 4807 649" draw:extrusion-allowed="true" draw:glue-points="7630795 1029970 0 0 0 1029970 7630795 1029970" draw:type="non-primitive" draw:enhanced-path="M 4807 649 L 0 0 0 649 4807 649 Z N"><draw:equation draw:name="f0" draw:formula=""/><draw:equation draw:name="f1" draw:formula="649+4807-649"/><draw:equation draw:name="f2" draw:formula="if(8,2,16384)"/><draw:equation draw:name="f3" draw:formula="1/24577"/></draw:enhanced-geometry></draw:custom-shape></draw:g></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1T22:09:06.531574149</meta:creation-date>
    <dc:date>2022-02-08T14:45:46.938331657</dc:date>
    <meta:editing-duration>PT2H12M10S</meta:editing-duration>
    <meta:editing-cycles>40</meta:editing-cycles>
    <meta:generator>LibreOffice/7.3.0.3$Linux_X86_64 LibreOffice_project/0f246aa12d0eee4a0f7adcefbf7c878fc2238db3</meta:generator>
    <meta:document-statistic meta:table-count="3" meta:image-count="0" meta:object-count="0" meta:page-count="2" meta:paragraph-count="77" meta:word-count="106" meta:character-count="977" meta:non-whitespace-character-count="944"/>
  </office:meta>
</office:document-meta>
</file>